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654in"/>
    </style:style>
    <style:style style:name="co2" style:family="table-column">
      <style:table-column-properties fo:break-before="auto" style:column-width="3.8165in"/>
    </style:style>
    <style:style style:name="co3" style:family="table-column">
      <style:table-column-properties fo:break-before="auto" style:column-width="0.889in"/>
    </style:style>
    <style:style style:name="ro1" style:family="table-row">
      <style:table-row-properties style:row-height="2.1972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1.5752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0417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4.2181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0.4866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0.178in" fo:break-before="auto" style:use-optimal-row-height="true"/>
    </style:style>
    <style:style style:name="ro16" style:family="table-row">
      <style:table-row-properties style:row-height="2.5075in" fo:break-before="auto" style:use-optimal-row-height="true"/>
    </style:style>
    <style:style style:name="ro17" style:family="table-row">
      <style:table-row-properties style:row-height="2.3528in" fo:break-before="auto" style:use-optimal-row-height="true"/>
    </style:style>
    <style:style style:name="ro18" style:family="table-row">
      <style:table-row-properties style:row-height="2.6634in" fo:break-before="auto" style:use-optimal-row-height="true"/>
    </style:style>
    <style:style style:name="ro19" style:family="table-row">
      <style:table-row-properties style:row-height="3.7516in" fo:break-before="auto" style:use-optimal-row-height="true"/>
    </style:style>
    <style:style style:name="ro20" style:family="table-row">
      <style:table-row-properties style:row-height="2.9744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calcext:value-type="string">
            <text:p>tavern</text:p>
          </table:table-cell>
          <table:table-cell office:value-type="string" calcext:value-type="string">
            <text:p>But when, sitting in the local tavern, you announce </text:p>
            <text:p>your plan to explore the swamp, the listeners are </text:p>
            <text:p>dumbfounded. They cluster around you, pushing </text:p>
            <text:p>back the battered benches to make room. The </text:p>
            <text:p>swamp, they tell you, holds the bones of many such </text:p>
            <text:p>as you! Not only is it trackless and infested with </text:p>
            <text:p>vermin, monsters and starving bandits, but a group </text:p>
            <text:p>of wizards calling themselves the Masters have </text:p>
            <text:p>recently claimed Scorpion Swamp for their own. </text:p>
            <text:p>One of them - a big, burly man escorted by two </text:p>
            <text:p>great grey wolves - visited this very tavern last </text:p>
            <text:p>week. He didn't say much, they tell you, but he </text:p>
            <text:p>didn't seem the sort to welcome trespassers on his </text:p>
            <text:p>property! </text:p>
          </table:table-cell>
        </table:table-row>
        <table:table-row table:style-name="ro2">
          <table:table-cell office:value-type="string" calcext:value-type="string">
            <text:p>town</text:p>
          </table:table-cell>
          <table:table-cell office:value-type="string" calcext:value-type="string">
            <text:p>When you enter the little town of Fenmarge, no one </text:p>
            <text:p>finds you remarkable. Many travellers pass through </text:p>
            <text:p>here. Your sturdy helmet and sharp sword indicate </text:p>
            <text:p>you are a fighter not to be trifled with, but this is not </text:p>
            <text:p>uncommon. </text:p>
          </table:table-cell>
        </table:table-row>
        <table:table-row table:style-name="ro2">
          <table:table-cell office:value-type="string" calcext:value-type="string">
            <text:p>campfire</text:p>
          </table:table-cell>
          <table:table-cell office:value-type="string" calcext:value-type="string">
            <text:p>You return to Selator's hut. A merry fire is crackling </text:p>
            <text:p>in the kitchen, and something is cooking that smells </text:p>
            <text:p>delicious. He greets you warmly and asks, 'Have </text:p>
            <text:p>you got the berry?' If you have got the purple berry </text:p>
            <text:p>of the Antherica plant, turn to 175. If not, turn to 52. </text:p>
          </table:table-cell>
        </table:table-row>
        <table:table-row table:style-name="ro3">
          <table:table-cell office:value-type="string" calcext:value-type="string">
            <text:p>swamp</text:p>
          </table:table-cell>
          <table:table-cell office:value-type="string" calcext:value-type="string">
            <text:p>As you walk west, the swamp becomes even grim- </text:p>
            <text:p>mer. Just as you think that you can stand it no </text:p>
            <text:p>longer, the path begins to widen, and you find </text:p>
            <text:p>yourself in a long, narrow opening. This is Clearing </text:p>
            <text:p>6. If you have been here before, turn to 210. If you have not </text:p>
            <text:p>been here before, keep reading. You look around and see </text:p>
            <text:p>no other paths; you appear to have come to a dead </text:p>
            <text:p>end. You walk towards a large grey boulder, hoping </text:p>
            <text:p>to rest on it for a minute. Suddenly, the boulder </text:p>
            <text:p>moves! You are not looking at grey stone at all, but </text:p>
            <text:p>coarse grey hair. Red eyes glare at you, and a DIRE </text:p>
            <text:p>BEAST with six clawed legs moves towards you. </text:p>
          </table:table-cell>
        </table:table-row>
        <table:table-row table:style-name="ro4">
          <table:table-cell office:value-type="string" calcext:value-type="string">
            <text:p>town</text:p>
          </table:table-cell>
          <table:table-cell office:value-type="string" calcext:value-type="string">
            <text:p/>
            <text:p>Gronar tells you to seek out Poomchukker in the </text:p>
            <text:p>village market. As soon as you enter the tangle of </text:p>
            <text:p>streets and shops, you are lost. You ask for direc- </text:p>
            <text:p>tions several times, and eventually a group of </text:p>
            <text:p>laughing young boys escorts you to a large house on </text:p>
            <text:p>the edge of the market.</text:p>
          </table:table-cell>
        </table:table-row>
        <table:table-row table:style-name="ro5">
          <table:table-cell office:value-type="string" calcext:value-type="string">
            <text:p>meadow</text:p>
          </table:table-cell>
          <table:table-cell office:value-type="string" calcext:value-type="string">
            <text:p/>
            <text:p>As you walk along, you sense that you are far to the </text:p>
            <text:p>east of the point where you entered the swamp. You </text:p>
            <text:p>wonder if you have taken the right paths. Suddenly, </text:p>
            <text:p>you step into a grassy glade. This is Clearing 21. If you </text:p>
            <text:p>have been here before, turn to 364. If not, keep reading. </text:p>
            <text:p>There is a crystalline pool in the middle of the </text:p>
            <text:p>clearing, with an inviting sandy beach to one side. </text:p>
            <text:p>There are no other paths leading out. Will you: </text:p>
            <text:p/>
          </table:table-cell>
        </table:table-row>
        <table:table-row table:style-name="ro1">
          <table:table-cell office:value-type="string" calcext:value-type="string">
            <text:p>crypt</text:p>
          </table:table-cell>
          <table:table-cell office:value-type="string" calcext:value-type="string">
            <text:p/>
            <text:p>You control your fear and approach the gloomy </text:p>
            <text:p>tower. Bats circle around the upper storey. As you </text:p>
            <text:p>step towards the great iron door, you see a hideous </text:p>
            <text:p>face sculpted on it. Then the door swings open </text:p>
            <text:p>before you! Grimslade stands waiting. He is tall and </text:p>
            <text:p>skeletally thin. The crimson designs on his black </text:p>
            <text:p>robe seem to glow. He greets you pleasantly, but </text:p>
            <text:p>your ring, hot on your finger, continues to warn you </text:p>
            <text:p>that you are in the presence of evil. 'I know all about </text:p>
            <text:p>you,' he says. 'You want to explore the swamp. That </text:p>
            <text:p>meddling fool Gronar sent you here. But what </text:p>
            <text:p>makes you think you are worthy of my time? I need </text:p>
            <text:p>a hero who is afraid of nothing.' </text:p>
          </table:table-cell>
        </table:table-row>
        <table:table-row table:style-name="ro4">
          <table:table-cell office:value-type="string" calcext:value-type="string">
            <text:p>town</text:p>
          </table:table-cell>
          <table:table-cell office:value-type="string" calcext:value-type="string">
            <text:p/>
            <text:p>You make your way across the fields and along the </text:p>
            <text:p>winding roads, towards the village market-place. </text:p>
            <text:p>There stands the house of Poomchukker, just as you </text:p>
            <text:p>left it. You knock on the door, and the Goblin girl </text:p>
            <text:p>admits you. She takes you to Poomchukker's lib- </text:p>
            <text:p>rary. There he sits, swathed in a silken robe.</text:p>
          </table:table-cell>
        </table:table-row>
        <table:table-row table:style-name="ro5">
          <table:table-cell office:value-type="string" calcext:value-type="string">
            <text:p>forest</text:p>
          </table:table-cell>
          <table:table-cell office:value-type="string" calcext:value-type="string">
            <text:p/>
            <text:p>You enter a rather pleasant glade surrounded by </text:p>
            <text:p>gnarled oaks. You are in Clearing 9. If you have been </text:p>
            <text:p>here before, turn to 192. If you have not been here before, </text:p>
            <text:p>keep on reading. Leaning against a tree, eating lunch, </text:p>
            <text:p>is a small, cheerful man in dark clothes. His food is </text:p>
            <text:p>in a picnic basket. He has no visible weapons, </text:p>
            <text:p>except for the knife with which he is cutting his </text:p>
            <text:p>cheese. He notices you standing there and hails </text:p>
            <text:p>you. </text:p>
          </table:table-cell>
        </table:table-row>
        <table:table-row table:style-name="ro6">
          <table:table-cell office:value-type="string" calcext:value-type="string">
            <text:p>tavern,night</text:p>
          </table:table-cell>
          <table:table-cell office:value-type="string" calcext:value-type="string">
            <text:p/>
            <text:p>The Bent Spear is a pleasant, roomy inn. You pay </text:p>
            <text:p>the innkeeper a Gold Piece and go to your room. As </text:p>
            <text:p>soon as your head hits the pillow, you fall asleep. </text:p>
          </table:table-cell>
        </table:table-row>
        <table:table-row table:style-name="ro6">
          <table:table-cell office:value-type="string" calcext:value-type="string">
            <text:p>stream</text:p>
          </table:table-cell>
          <table:table-cell office:value-type="string" calcext:value-type="string">
            <text:p/>
            <text:p>You use your Ice spell to form a bridge across the </text:p>
            <text:p>river. But the river is very wide and warm, so the </text:p>
            <text:p>bridge is very slender!</text:p>
          </table:table-cell>
        </table:table-row>
        <table:table-row table:style-name="ro7">
          <table:table-cell office:value-type="string" calcext:value-type="string">
            <text:p>stream</text:p>
          </table:table-cell>
          <table:table-cell office:value-type="string" calcext:value-type="string">
            <text:p/>
            <text:p>You have crossed several shallow streams, but now </text:p>
            <text:p>you are faced with a deeper one. This is Clearing 34. </text:p>
            <text:p>You see movement in the water below, and you are </text:p>
            <text:p>not sure that you care to wade across. Will you: </text:p>
            <text:p/>
          </table:table-cell>
        </table:table-row>
        <table:table-row table:style-name="ro3">
          <table:table-cell office:value-type="string" calcext:value-type="string">
            <text:p>forest</text:p>
          </table:table-cell>
          <table:table-cell office:value-type="string" calcext:value-type="string">
            <text:p/>
            <text:p>The path leads you northward, and gradually up- </text:p>
            <text:p>ward. The ground around you is somewhat drier </text:p>
            <text:p>now, and the swamp trees have been replaced by </text:p>
            <text:p>deep forest. The trees thin out ahead of you, and </text:p>
            <text:p>you see a large clearing dotted with low bushes. This </text:p>
            <text:p>is Clearing n. If you have been here before, turn to 108. // </text:p>
            <text:p>you have not been here before, keep on reading. You stop </text:p>
            <text:p>and listen, but hear nothing. You step out into the </text:p>
            <text:p>clearing to search for more paths, suddenly you </text:p>
            <text:p>realize that you are being watched by two huge </text:p>
            <text:p>WOLVES.</text:p>
          </table:table-cell>
        </table:table-row>
        <table:table-row table:style-name="ro8">
          <table:table-cell office:value-type="string" calcext:value-type="string">
            <text:p>tavern</text:p>
          </table:table-cell>
          <table:table-cell office:value-type="string" calcext:value-type="string">
            <text:p/>
            <text:p>The villagers shake their heads as you turn towards </text:p>
            <text:p>the door, but make no further attempts to dissuade </text:p>
            <text:p>you. But, before you reach the door, a villager </text:p>
            <text:p>blocks your path. He is a short, middle-aged fellow </text:p>
            <text:p>with a black beard cut square across the bottom. At </text:p>
            <text:p>first you take him for a farmer, but he seems more </text:p>
            <text:p>interested in you than any farmer should be! He </text:p>
            <text:p>takes your arm and leads you to a table in the corner </text:p>
            <text:p>of the tavern. The others have gone back to their </text:p>
            <text:p>chatting, and you find yourself willing to hear what </text:p>
            <text:p>this quiet man will say to you. He introduces him- </text:p>
            <text:p>self as Gronar. </text:p>
          </table:table-cell>
        </table:table-row>
        <table:table-row table:style-name="ro4">
          <table:table-cell office:value-type="string" calcext:value-type="string">
            <text:p>tavern</text:p>
          </table:table-cell>
          <table:table-cell office:value-type="string" calcext:value-type="string">
            <text:p>You do your best to ignore the noise of the roisterers </text:p>
            <text:p>carousing below, but it gets worse. Long after mid- </text:p>
            <text:p>night, you fall into a fitful sleep, but you are </text:p>
            <text:p>awakened early the next morning by the sounds of a </text:p>
            <text:p>market-place outside your window. Angrily, you </text:p>
            <text:p>collect your belongings and stalk southward out of </text:p>
            <text:p>town, towards the swamp.</text:p>
          </table:table-cell>
        </table:table-row>
        <table:table-row table:style-name="ro7">
          <table:table-cell office:value-type="string" calcext:value-type="string">
            <text:p>stream</text:p>
          </table:table-cell>
          <table:table-cell office:value-type="string" calcext:value-type="string">
            <text:p/>
            <text:p>Ahead of you there is an opening in the trees. You </text:p>
            <text:p>investigate. You are in Clearing 35. You can see the </text:p>
            <text:p>wide Foulbrood River, running east and west. A </text:p>
            <text:p>great stone bridge crosses the river. It looks totally </text:p>
            <text:p>Deserted.</text:p>
          </table:table-cell>
        </table:table-row>
        <table:table-row table:style-name="ro8">
          <table:table-cell office:value-type="string" calcext:value-type="string">
            <text:p>swamp</text:p>
          </table:table-cell>
          <table:table-cell office:value-type="string" calcext:value-type="string">
            <text:p>You notice that your path is criss-crossed by spider- </text:p>
            <text:p>webs. There is a clearing ahead. Even before you </text:p>
            <text:p>enter it, you can see that the surrounding trees are </text:p>
            <text:p>thickly festooned with webs, and that there are </text:p>
            <text:p>many spiders there. You are in Clearing 17. If you have </text:p>
            <text:p>been here before, turn to 345. // you have not been here </text:p>
            <text:p>before, keep reading. In the centre of the clearing there </text:p>
            <text:p>is a sumptuous pavilion, which seems to float above </text:p>
            <text:p>the marshy ground. It is silver-grey and it shimmers </text:p>
            <text:p>like woven spider-silk. Seated in the pavilion is a tall </text:p>
            <text:p>man. His thick beard and eyebrows are white, and </text:p>
            <text:p>his robe is as silver-grey as his tent. Around his neck </text:p>
            <text:p>hangs a gleaming silver Spider Amulet</text:p>
          </table:table-cell>
        </table:table-row>
        <table:table-row table:style-name="ro3">
          <table:table-cell office:value-type="string" calcext:value-type="string">
            <text:p>stream</text:p>
          </table:table-cell>
          <table:table-cell office:value-type="string" calcext:value-type="string">
            <text:p/>
            <text:p>As you walk along, the ground becomes rocky and </text:p>
            <text:p>the path slopes upwards. Instead of dismal trees, </text:p>
            <text:p>you see the sky ahead of you! You emerge on top of </text:p>
            <text:p>a high cliff overlooking the murky Foulbrood River. </text:p>
            <text:p>You are in Clearing 20. It is at least twenty metres </text:p>
            <text:p>down to the river, and the cliff is too steep for you to </text:p>
            <text:p>climb down. Below, you can see huge crocodiles </text:p>
            <text:p>sunning themselves in the water. Far to the east you </text:p>
            <text:p>can see a bridge which appears to cross the river, but </text:p>
            <text:p>no trail leads along the riverbank in that direction. </text:p>
            <text:p>Two trails leave the clearing.</text:p>
          </table:table-cell>
        </table:table-row>
        <table:table-row table:style-name="ro3">
          <table:table-cell office:value-type="string" calcext:value-type="string">
            <text:p>meadow</text:p>
          </table:table-cell>
          <table:table-cell office:value-type="string" calcext:value-type="string">
            <text:p>The eastward path is well tended; the trees and </text:p>
            <text:p>bushes do not grow across the trail, but are trimmed </text:p>
            <text:p>back. Before long you reach a pleasant clearing. You </text:p>
            <text:p>are in Clearing 27. If you have been here before, turn to </text:p>
            <text:p>238. // you have not been here before, keep reading. </text:p>
            <text:p>Everywhere different sorts of plants are growing </text:p>
            <text:p>. . . some are flowering, and they all look healthy </text:p>
            <text:p>and attractive. The entire glade looks too beautiful </text:p>
            <text:p>to be natural, and too natural to be a garden. As you </text:p>
            <text:p>look around, a middle-aged man approaches you. </text:p>
            <text:p>He is tall and broad-shouldered, and he wears </text:p>
            <text:p>work-stained clothes.</text:p>
          </table:table-cell>
        </table:table-row>
        <table:table-row table:style-name="ro9">
          <table:table-cell office:value-type="string" calcext:value-type="string">
            <text:p>stream</text:p>
          </table:table-cell>
          <table:table-cell office:value-type="string" calcext:value-type="string">
            <text:p/>
            <text:p>The river is warm, and you see your chunk of ice </text:p>
            <text:p>melting away beneath you. All too soon it falls </text:p>
            <text:p>apart. You grab your sword and swim desperately </text:p>
            <text:p>for the river-bank, but your gear is too heavy. You </text:p>
            <text:p>sink to the bottom, choking on the river slime. Your </text:p>
            <text:p>adventure is over. </text:p>
            <text:p/>
          </table:table-cell>
        </table:table-row>
        <table:table-row table:style-name="ro8">
          <table:table-cell office:value-type="string" calcext:value-type="string">
            <text:p>swamp</text:p>
          </table:table-cell>
          <table:table-cell office:value-type="string" calcext:value-type="string">
            <text:p/>
            <text:p>You are in a particularly marshy area. The ground </text:p>
            <text:p>squishes under your feet. The path bends slightly </text:p>
            <text:p>and runs alongside a large pool. You can see that </text:p>
            <text:p>there is one other exit from this clearing. You are in </text:p>
            <text:p>Clearing 28. If you have been here before, turn to 137. If </text:p>
            <text:p>you have not been here before, keep reading. The surface </text:p>
            <text:p>of the pool ripples nastily, and green slime coats the </text:p>
            <text:p>water. You would never drink out of this pool, you </text:p>
            <text:p>are sure! Suddenly the scum on top of the pool </text:p>
            <text:p>seems to pull together. To your amazement, it </text:p>
            <text:p>heaves itself out of the water and on to the path, </text:p>
            <text:p>blocking your way. </text:p>
          </table:table-cell>
        </table:table-row>
        <table:table-row table:style-name="ro7">
          <table:table-cell office:value-type="string" calcext:value-type="string">
            <text:p>stream</text:p>
          </table:table-cell>
          <table:table-cell office:value-type="string" calcext:value-type="string">
            <text:p/>
            <text:p>As the bridge breaks up, you climb on to the largest </text:p>
            <text:p>piece you can find. It forms a sort of boat on which </text:p>
            <text:p>you float eastward down the river. Both banks are </text:p>
            <text:p>covered by thick jungle. Then, ahead of you, you </text:p>
            <text:p>see a huge, old bridge made of stone!</text:p>
          </table:table-cell>
        </table:table-row>
        <table:table-row table:style-name="ro4">
          <table:table-cell office:value-type="string" calcext:value-type="string">
            <text:p>tavern</text:p>
          </table:table-cell>
          <table:table-cell office:value-type="string" calcext:value-type="string">
            <text:p/>
            <text:p>You decide to go to the closest - the Black Bear. </text:p>
            <text:p>There are many convivial folk in the tavern down- </text:p>
            <text:p>stairs, but you pay the innkeeper a gold piece and go </text:p>
            <text:p>straight up to your room. But you cannot sleep </text:p>
            <text:p>because of the noise from the merry-makers below. </text:p>
            <text:p>Lose i stamina point. Will you: </text:p>
          </table:table-cell>
        </table:table-row>
        <table:table-row table:style-name="ro10">
          <table:table-cell office:value-type="string" calcext:value-type="string">
            <text:p>town</text:p>
          </table:table-cell>
          <table:table-cell office:value-type="string" calcext:value-type="string">
            <text:p/>
            <text:p>You walk into a village and notice a lot of activity. </text:p>
            <text:p>The villagers are bringing in their sacks of grain and </text:p>
            <text:p>rice and stacking them in a central store They eye </text:p>
            <text:p>you with suspicion but let you pass. You head for an </text:p>
            <text:p>inn and sit down on a bench outside the building </text:p>
            <text:p>and rest (add 4 points to your stamina). A little </text:p>
            <text:p>girl skips past you with a bag of rice. Suddenly, the </text:p>
            <text:p>bag breaks and all the rice spills on to the ground. </text:p>
            <text:p>She begins to cry that she's already late for school </text:p>
            <text:p>and gets down on her knees to pick up the grains. </text:p>
          </table:table-cell>
        </table:table-row>
        <table:table-row table:style-name="ro5">
          <table:table-cell office:value-type="string" calcext:value-type="string">
            <text:p>crowd</text:p>
          </table:table-cell>
          <table:table-cell office:value-type="string" calcext:value-type="string">
            <text:p/>
            <text:p>The Elves congregate in a huge stone stadium en- </text:p>
            <text:p>circling a smooth green field. Cloris the Elf-maiden </text:p>
            <text:p>explains the rules. 'The team is made up of five men </text:p>
            <text:p>and women. Two teams compete to carry a circular </text:p>
            <text:p>rock across the opposing team's territory. Each </text:p>
            <text:p>player plays individually against his or her oppo- </text:p>
            <text:p>nent. The player must move twelve paces four times </text:p>
            <text:p>(forty-eight paces) while the opponent tries to stop </text:p>
            <text:p>him or her with body blows.' </text:p>
          </table:table-cell>
        </table:table-row>
        <table:table-row table:style-name="ro7">
          <table:table-cell office:value-type="string" calcext:value-type="string">
            <text:p>stream</text:p>
          </table:table-cell>
          <table:table-cell office:value-type="string" calcext:value-type="string">
            <text:p>You poke your sword into the stream and find a </text:p>
            <text:p>very good ford; it's quite shallow and easy to cross </text:p>
            <text:p>without getting too wet. You cross the stream. The </text:p>
            <text:p>camp-fire is very close to the edge of the forest. You </text:p>
            <text:p>hear a distant noise to the left and see a flame rising </text:p>
            <text:p>into the sky. It has the distinct shape of a fist.</text:p>
          </table:table-cell>
        </table:table-row>
        <table:table-row table:style-name="ro6">
          <table:table-cell office:value-type="string" calcext:value-type="string">
            <text:p>crypt</text:p>
          </table:table-cell>
          <table:table-cell office:value-type="string" calcext:value-type="string">
            <text:p/>
            <text:p>The clamour of the excited spectators gradually </text:p>
            <text:p>fades behind you as you venture deep into the </text:p>
            <text:p>gloom of the cavern tunnel. </text:p>
          </table:table-cell>
        </table:table-row>
        <table:table-row table:style-name="ro8">
          <table:table-cell office:value-type="string" calcext:value-type="string">
            <text:p>arctic</text:p>
          </table:table-cell>
          <table:table-cell office:value-type="string" calcext:value-type="string">
            <text:p>Winters in northern Allansia are always cruel and </text:p>
            <text:p>bitter. The snow falls thick and the icy wind blows </text:p>
            <text:p>hard, chilling everybody to the bone. For the past </text:p>
            <text:p>few weeks you have been hired by a merchant called </text:p>
            <text:p>Big |im Sun to protect his trading caravans as they </text:p>
            <text:p>roll their way slowly north to the frozen outposts. </text:p>
            <text:p>The horse-drawn carts are laden with cloth, uten- </text:p>
            <text:p>sils, weapons, salted meats, spices and tea, which </text:p>
            <text:p>are traded for furs and ivory carvings made from </text:p>
            <text:p>mammoths' tusks. Big Jim is not usually worried </text:p>
            <text:p>about travelling north, as bandits only attack his </text:p>
            <text:p>caravans on the return journey - he is not alone in </text:p>
            <text:p>recognizing the value of the northern goods. </text:p>
          </table:table-cell>
        </table:table-row>
        <table:table-row table:style-name="ro11">
          <table:table-cell office:value-type="string" calcext:value-type="string">
            <text:p>campfire,mountains</text:p>
          </table:table-cell>
          <table:table-cell office:value-type="string" calcext:value-type="string">
            <text:p>You set off straight away towards the outpost at the </text:p>
            <text:p>base of Icefinger Mountains. You arrive two hours </text:p>
            <text:p>lateral a sceneof ugly carnage. Thesnowisred with </text:p>
            <text:p>blood and all the wooden hutsare smashed and torn </text:p>
            <text:p>down. Six men lie dead, their bodies slashed, their </text:p>
            <text:p>axes at their sides in the snow. Judging by the size of </text:p>
            <text:p>the footprints, the creature that attacked the outpost </text:p>
            <text:p>must have been enormous. There is nothing you </text:p>
            <text:p>can do for the unfortunate Northmen, so you head </text:p>
            <text:p>back towards Big Jim's caravan to report the news. </text:p>
            <text:p>You reach them in an hour, just as the daylight is </text:p>
            <text:p>fading, and relate the terrible events that have befal- </text:p>
            <text:p>len the outpost. Big Jim orders the carts to be drawn </text:p>
            <text:p>into a circle to protect his men during the night. A </text:p>
            <text:p>large fire is built into the centre of the circle and you </text:p>
            <text:p>sit down beside it to talk to Big Jim. Everybody is </text:p>
            <text:p>nervous and a guard is posted to watch for signs of </text:p>
            <text:p>movement outside. In a low voice. Big Jim asks you </text:p>
            <text:p>if you will hunt the terrible creature, for otherwise </text:p>
            <text:p>his business will be ruined forever. You smile and </text:p>
            <text:p>replv that you will track down the beast, but only </text:p>
            <text:p>for a purse of 50 Gold Pieces. Big Jim's jaw drops </text:p>
            <text:p>open, and it takes a great deal of persuasion before </text:p>
            <text:p>he agrees to your demand. The snow finally stops </text:p>
            <text:p>falling as you settle down for the night; sleep is a </text:p>
            <text:p>long time coming, for your mind is active with </text:p>
            <text:p>thoughts of the impending hunt. </text:p>
          </table:table-cell>
        </table:table-row>
        <table:table-row table:style-name="ro7">
          <table:table-cell office:value-type="string" calcext:value-type="string">
            <text:p>hills</text:p>
          </table:table-cell>
          <table:table-cell office:value-type="string" calcext:value-type="string">
            <text:p>By mid-morning Stubb has become quite excited, </text:p>
            <text:p>knowing that he will soon be home. Seconds later, </text:p>
            <text:p>the thought of his dead friend Morri depresses him </text:p>
            <text:p>and he shakes his fist at the unseen Hill Trolls. An </text:p>
            <text:p>hour later you see distant wisps of smoke rising into </text:p>
            <text:p>the sky. 'Stonebridge!' yells Stubb.</text:p>
          </table:table-cell>
        </table:table-row>
        <table:table-row table:style-name="ro6">
          <table:table-cell office:value-type="string" calcext:value-type="string">
            <text:p>stream</text:p>
          </table:table-cell>
          <table:table-cell office:value-type="string" calcext:value-type="string">
            <text:p/>
            <text:p>You climb into the boat and push off from the bank. </text:p>
            <text:p>You are about half-way across the river when you </text:p>
            <text:p>hear someone shouting angrily behind you. </text:p>
          </table:table-cell>
        </table:table-row>
        <table:table-row table:style-name="ro6">
          <table:table-cell office:value-type="string" calcext:value-type="string">
            <text:p>hills</text:p>
          </table:table-cell>
          <table:table-cell office:value-type="string" calcext:value-type="string">
            <text:p> After burying your elfin </text:p>
            <text:p>friend in a leafy glade, you set off as quickly as you </text:p>
            <text:p>can towards the Moonstone Hills. But you are weak </text:p>
            <text:p>and cannot walk very fast.</text:p>
          </table:table-cell>
        </table:table-row>
        <table:table-row table:style-name="ro6">
          <table:table-cell office:value-type="string" calcext:value-type="string">
            <text:p>mountain</text:p>
          </table:table-cell>
          <table:table-cell office:value-type="string" calcext:value-type="string">
            <text:p>It takes half an hourof hard walking to reach the end </text:p>
            <text:p>of the crevasse. You are now able to climb further up </text:p>
            <text:p>the mountain. The steep climb and the swirling </text:p>
            <text:p>snow combine to make the going slow </text:p>
          </table:table-cell>
        </table:table-row>
        <table:table-row table:style-name="ro9">
          <table:table-cell office:value-type="string" calcext:value-type="string">
            <text:p>campfire</text:p>
          </table:table-cell>
          <table:table-cell office:value-type="string" calcext:value-type="string">
            <text:p/>
            <text:p>As you approach the fire, you smell the delicious </text:p>
            <text:p>aroma of a duck being roasted. You draw your </text:p>
            <text:p>sword and walk warily forward. Suddenly a sinewy </text:p>
            <text:p>man with long hair and a beard jumps out from </text:p>
            <text:p>behind a rock, screaming at the top of his voice. </text:p>
            <text:p>He is wearing animal furs and carrying a slone </text:p>
            <text:p>club which he raises to allack you.</text:p>
          </table:table-cell>
        </table:table-row>
        <table:table-row table:style-name="ro7">
          <table:table-cell office:value-type="string" calcext:value-type="string">
            <text:p>horses</text:p>
          </table:table-cell>
          <table:table-cell office:value-type="string" calcext:value-type="string">
            <text:p>Lying between the stunted bushes, you listen to the </text:p>
            <text:p>noise of the thundering hooves growing louder. </text:p>
            <text:p>Bending back a branch, you see four CENTAURS </text:p>
            <text:p>gallop by, each armed with a bow and a quiver of </text:p>
            <text:p>arrows. You lie quite still until the sound of their </text:p>
            <text:p>hooves fades. </text:p>
          </table:table-cell>
        </table:table-row>
        <table:table-row table:style-name="ro10">
          <table:table-cell office:value-type="string" calcext:value-type="string">
            <text:p>mountain,stream</text:p>
          </table:table-cell>
          <table:table-cell office:value-type="string" calcext:value-type="string">
            <text:p>Your journey south is long and arduous, but yout </text:p>
            <text:p>determination to leave Icefinger Mountains behind </text:p>
            <text:p>you spurs you on. Two days after leaving the ice </text:p>
            <text:p>caverns, you reach the River Kok. Fifty miles up- </text:p>
            <text:p>river lies Fang, the town where Baron Sukumvif s </text:p>
            <text:p>notorious Deathtrap Dungeon awaits its challen- </text:p>
            <text:p>gers each year for the Trial of Champions. However, </text:p>
            <text:p>at this time of year Fang is unlikely to be more </text:p>
            <text:p>interesting than any other river town. You decide </text:p>
            <text:p>against going there and walk down-river to find a </text:p>
            <text:p>bridge or a boatman.</text:p>
          </table:table-cell>
        </table:table-row>
        <table:table-row table:style-name="ro6">
          <table:table-cell office:value-type="string" calcext:value-type="string">
            <text:p>forest</text:p>
          </table:table-cell>
          <table:table-cell office:value-type="string" calcext:value-type="string">
            <text:p>Through the trees to your left, you see a tall man </text:p>
            <text:p>with pointed ears and fair hair. He is wearing a </text:p>
            <text:p>green cloak and he is busy carving arrow shafts with </text:p>
            <text:p>his knife</text:p>
          </table:table-cell>
        </table:table-row>
        <table:table-row table:style-name="ro7">
          <table:table-cell office:value-type="string" calcext:value-type="string">
            <text:p>campfire</text:p>
          </table:table-cell>
          <table:table-cell office:value-type="string" calcext:value-type="string">
            <text:p>The fire is soon roaring and crackling in the hearth. </text:p>
            <text:p>The heat of the flames radiates through your body </text:p>
            <text:p>and you revel in the warmth. The stew is delicious </text:p>
            <text:p>and you feel your strength returning. Add 3 stami- </text:p>
            <text:p>na points. With renewed energy, you decide to </text:p>
            <text:p>leave the hut to continue your quest</text:p>
          </table:table-cell>
        </table:table-row>
        <table:table-row table:style-name="ro12">
          <table:table-cell office:value-type="string" calcext:value-type="string">
            <text:p>stream</text:p>
          </table:table-cell>
          <table:table-cell office:value-type="string" calcext:value-type="string">
            <text:p>To your left/ you see a narrow footpath leading from </text:p>
            <text:p>the bank of the river into the trees</text:p>
          </table:table-cell>
        </table:table-row>
        <table:table-row table:style-name="ro13">
          <table:table-cell office:value-type="string" calcext:value-type="string">
            <text:p>stream</text:p>
          </table:table-cell>
          <table:table-cell office:value-type="string" calcext:value-type="string">
            <text:p>Further along the bank you find a small wooden </text:p>
            <text:p>boat tied to a tree. You look around but you cannot </text:p>
            <text:p>see its owner.</text:p>
          </table:table-cell>
        </table:table-row>
        <table:table-row table:style-name="ro9">
          <table:table-cell office:value-type="string" calcext:value-type="string">
            <text:p>stream</text:p>
          </table:table-cell>
          <table:table-cell office:value-type="string" calcext:value-type="string">
            <text:p>Ash is strong enough to keep hold of the rope bridge </text:p>
            <text:p>with one hand and to grab you with his other hand </text:p>
            <text:p>to stop you from being swept away downstream. </text:p>
            <text:p>He manages to drag you up on to the far bank, but </text:p>
            <text:p>the ordeal costs you 1 stamina point. Without </text:p>
            <text:p>waiting for you to recover, he urges you to follow </text:p>
            <text:p>him along the footpath which leads up the side of </text:p>
            <text:p>the hill away from the bridge</text:p>
          </table:table-cell>
        </table:table-row>
        <table:table-row table:style-name="ro9">
          <table:table-cell office:value-type="string" calcext:value-type="string">
            <text:p>forest</text:p>
          </table:table-cell>
          <table:table-cell office:value-type="string" calcext:value-type="string">
            <text:p/>
            <text:p>The footpath twists and turns through the trees </text:p>
            <text:p>before ending outside a wooden hut. You creep up </text:p>
            <text:p>to the hut and look through the window. An old </text:p>
            <text:p>man wearing purple robes and a grey skull cap is </text:p>
            <text:p>asleep in an ornately carved rocking-chair. The </text:p>
            <text:p>shelves on the wall behind him are lined with jars of </text:p>
            <text:p>herbs and berries. </text:p>
          </table:table-cell>
        </table:table-row>
        <table:table-row table:style-name="ro7">
          <table:table-cell office:value-type="string" calcext:value-type="string">
            <text:p>mountain</text:p>
          </table:table-cell>
          <table:table-cell office:value-type="string" calcext:value-type="string">
            <text:p>Underneath an overhanging rock, you see a small </text:p>
            <text:p>wooden hut built against the side of the mountain. </text:p>
            <text:p>Its roof is piled high with snow and long icicles hang </text:p>
            <text:p>down from the window ledges. You see a set of </text:p>
            <text:p>deep footprints leading from the hut up the side of </text:p>
            <text:p>the mountain. </text:p>
          </table:table-cell>
        </table:table-row>
        <table:table-row table:style-name="ro14">
          <table:table-cell office:value-type="string" calcext:value-type="string">
            <text:p>horses</text:p>
          </table:table-cell>
          <table:table-cell office:value-type="string" calcext:value-type="string">
            <text:p>The thundering noise of galloping hooves grows </text:p>
            <text:p>louder and four CENTAURS come Into view. Each </text:p>
            <text:p>one is armed with a bow and quiver of arrows. They </text:p>
            <text:p>stop almost at once in a line before you, keen-eyed </text:p>
            <text:p>and ready for any move on your part. Their leader is </text:p>
            <text:p>obviously the one with the ugly blue scar running </text:p>
            <text:p>down his face and chest, as he is also proudly </text:p>
            <text:p>carrying a spear and a shield, and wearing a homed </text:p>
            <text:p>Helmet.</text:p>
          </table:table-cell>
        </table:table-row>
        <table:table-row table:style-name="ro9">
          <table:table-cell office:value-type="string" calcext:value-type="string">
            <text:p>stream,campfire</text:p>
          </table:table-cell>
          <table:table-cell office:value-type="string" calcext:value-type="string">
            <text:p>You spot a small open space between the rocks and </text:p>
            <text:p>trees on the far bank of the river. Something is </text:p>
            <text:p>cooking over a fire, you can see the smoke rising; </text:p>
            <text:p>but there is no one to be seen - perhaps they saw </text:p>
            <text:p>you first and are hiding. The river runs fast and is </text:p>
            <text:p>quite narrow at this point. Large rocks jut out of the </text:p>
            <text:p>river and it would be possible to cross over by </text:p>
            <text:p>leaping from rock to rock.</text:p>
          </table:table-cell>
        </table:table-row>
        <table:table-row table:style-name="ro14">
          <table:table-cell office:value-type="string" calcext:value-type="string">
            <text:p>meadow,night</text:p>
          </table:table-cell>
          <table:table-cell office:value-type="string" calcext:value-type="string">
            <text:p>The red leaves all around you emit a sweet smell </text:p>
            <text:p>which you find very pleasant. You feel very relaxed </text:p>
            <text:p>and suddenly have trouble keeping your eyes open, </text:p>
            <text:p>even though it is only early evening. You are una- </text:p>
            <text:p>ware that you are lying on SLEEPING GRASS. You </text:p>
            <text:p>sink into a deep sleep, full of vivid and exciting </text:p>
            <text:p>dreams. Night falls and time passes by, but you </text:p>
            <text:p>cannot wake up. The moon drifts slowly across the </text:p>
            <text:p>clear night sky until dawn is only minutes away.</text:p>
          </table:table-cell>
        </table:table-row>
        <table:table-row table:style-name="ro2">
          <table:table-cell office:value-type="string" calcext:value-type="string">
            <text:p>stream</text:p>
          </table:table-cell>
          <table:table-cell office:value-type="string" calcext:value-type="string">
            <text:p>You just manage to scramble up on to the farbank as </text:p>
            <text:p>the bridge crashes down into the river. Ash urges </text:p>
            <text:p>you to follow him as quickly as possible along the </text:p>
            <text:p>footpath which leads up the side of the hill away </text:p>
            <text:p>from the bridge</text:p>
          </table:table-cell>
        </table:table-row>
        <table:table-row table:style-name="ro2">
          <table:table-cell office:value-type="string" calcext:value-type="string">
            <text:p>stream</text:p>
          </table:table-cell>
          <table:table-cell office:value-type="string" calcext:value-type="string">
            <text:p>Ash is strong enough to keep hold of the rope </text:p>
            <text:p>bridge, but he cannot reach you. You are thrown </text:p>
            <text:p>into the water and swept away downstream. You </text:p>
            <text:p>are too weak to survive the white-water rapids, and </text:p>
            <text:p>your adventure ends here. </text:p>
          </table:table-cell>
        </table:table-row>
        <table:table-row table:style-name="ro13">
          <table:table-cell office:value-type="string" calcext:value-type="string">
            <text:p>snowstorm</text:p>
          </table:table-cell>
          <table:table-cell office:value-type="string" calcext:value-type="string">
            <text:p>You hurriedly cut blocks of ice out of the mountain-  side and build a makeshift igloo. You crawl into it as  the blizzard blows down the mountain with fero-  cious power. Your body-heat is retained inside the  igloo and you keep warm. However, you must eat  two portions of your Provisions to regain your </text:p>
            <text:p>strength after the firing walk and the effort of build- </text:p>
            <text:p>ing the igloo (this does not increase your stamina). </text:p>
          </table:table-cell>
        </table:table-row>
        <table:table-row table:style-name="ro7">
          <table:table-cell office:value-type="string" calcext:value-type="string">
            <text:p>crypt</text:p>
          </table:table-cell>
          <table:table-cell office:value-type="string" calcext:value-type="string">
            <text:p>As you approach the sarcophagus, a woman's eerie </text:p>
            <text:p>laughter echoes round the chamber. A beautiful </text:p>
            <text:p>woman wearing white fur slowly rises out of the </text:p>
            <text:p>sarcophagus, and when she smiles you see the </text:p>
            <text:p>tell-tale fangs and realize with horror that the </text:p>
            <text:p>SNOW WITCH is a vampire!</text:p>
          </table:table-cell>
        </table:table-row>
        <table:table-row table:style-name="ro13">
          <table:table-cell office:value-type="string" calcext:value-type="string">
            <text:p>snowstorm</text:p>
          </table:table-cell>
          <table:table-cell office:value-type="string" calcext:value-type="string">
            <text:p>Fortunately it is not your sword-arm which is </text:p>
            <text:p>affected by frostbite, but nevertheless the blizzard </text:p>
            <text:p>has taken its toll. </text:p>
          </table:table-cell>
        </table:table-row>
        <table:table-row table:style-name="ro4">
          <table:table-cell office:value-type="string" calcext:value-type="string">
            <text:p>snowstorm</text:p>
          </table:table-cell>
          <table:table-cell office:value-type="string" calcext:value-type="string">
            <text:p>As you walk along the edge of the crevasse, the </text:p>
            <text:p>wind starts to howl, blowing flurries of snow into </text:p>
            <text:p>your face. You pul your head down and stride into </text:p>
            <text:p>the wind. A dark shape suddenly looms out of the </text:p>
            <text:p>curtain of snow - a huge hairy MAMMOTH stands </text:p>
            <text:p>before you, its long tusks curving out threateningly. </text:p>
            <text:p>Trumpeting loudly, it lumbers forward to attack. </text:p>
          </table:table-cell>
        </table:table-row>
        <table:table-row table:style-name="ro13">
          <table:table-cell office:value-type="string" calcext:value-type="string">
            <text:p>snowstorm</text:p>
          </table:table-cell>
          <table:table-cell office:value-type="string" calcext:value-type="string">
            <text:p>Ihe snow is beginning to fail very heavily, swirling </text:p>
            <text:p/>
            <text:p>around in the strong wind. A b!i2zard is starting.</text:p>
          </table:table-cell>
        </table:table-row>
        <table:table-row table:style-name="ro6">
          <table:table-cell office:value-type="string" calcext:value-type="string">
            <text:p>stream</text:p>
          </table:table-cell>
          <table:table-cell office:value-type="string" calcext:value-type="string">
            <text:p>Once again the current drags you under the surface </text:p>
            <text:p>of the water. This time the weight of the gold in your </text:p>
            <text:p>backpack keeps you under, because you are too </text:p>
            <text:p>weak to swim. Your adventure ends here. </text:p>
          </table:table-cell>
        </table:table-row>
        <table:table-row table:style-name="ro8">
          <table:table-cell office:value-type="string" calcext:value-type="string">
            <text:p>mountain</text:p>
          </table:table-cell>
          <table:table-cell office:value-type="string" calcext:value-type="string">
            <text:p>You make your way slowly up the mountain until </text:p>
            <text:p>you reach a rock face that is too steep to climb. You </text:p>
            <text:p>walk round the side until you see a massive wall of </text:p>
            <text:p>ice which completely blocks a guUy between two </text:p>
            <text:p>peaks of the mountain - the glacier. Your heart leaps </text:p>
            <text:p>as you catch sight of the piece of fur left hanging on </text:p>
            <text:p>the wall of ice by the trapper. Although you cannot </text:p>
            <text:p>see the entrance, you walk straight ahead. You shut </text:p>
            <text:p>your eyes as you think you are about to walk into the </text:p>
            <text:p>wall of ice, but you walk straight through the illu- </text:p>
            <text:p>sion and find yourself inside a long tunnel carved </text:p>
            <text:p>into the ice. You walk down it and soon arrive at a </text:p>
            <text:p>T-junction.</text:p>
          </table:table-cell>
        </table:table-row>
        <table:table-row table:style-name="ro6">
          <table:table-cell office:value-type="string" calcext:value-type="string">
            <text:p>town</text:p>
          </table:table-cell>
          <table:table-cell office:value-type="string" calcext:value-type="string">
            <text:p>You awake at sunrise. After dressing, you breakfast on bread and </text:p>
            <text:p>goat's milk and collect your belongings. Outside, the Outpost Settle- </text:p>
            <text:p>ment is stirring: the womenfolk emerge to wash and prepare their </text:p>
            <text:p>meals as the day's guard takes over. </text:p>
          </table:table-cell>
        </table:table-row>
        <table:table-row table:style-name="ro13">
          <table:table-cell office:value-type="string" calcext:value-type="string">
            <text:p>town</text:p>
          </table:table-cell>
          <table:table-cell office:value-type="string" calcext:value-type="string">
            <text:p>Eyes follow you as you leave your hut and walk towards the Shamu- </text:p>
            <text:p>tanti Wall. The frontierspeople are well aware of your mission and a </text:p>
            <text:p>small crowd of well-wishers follows some distance behind you. </text:p>
          </table:table-cell>
        </table:table-row>
        <table:table-row table:style-name="ro2">
          <table:table-cell office:value-type="string" calcext:value-type="string">
            <text:p>town</text:p>
          </table:table-cell>
          <table:table-cell office:value-type="string" calcext:value-type="string">
            <text:p>Satisfied that your preparations are complete, you nod to the Sight- </text:p>
            <text:p>master Sergeant. For the last time he glances at the look-out atop the </text:p>
            <text:p>gate, who signals the all-clear. The Sergeant orders the bolt to be </text:p>
            <text:p>withdrawn. A doorway opens up in front of you and you get your first </text:p>
            <text:p>view of the Shamutanti foothills, the first stage of your journey. </text:p>
          </table:table-cell>
        </table:table-row>
        <table:table-row table:style-name="ro2">
          <table:table-cell office:value-type="string" calcext:value-type="string">
            <text:p>crypt</text:p>
          </table:table-cell>
          <table:table-cell office:value-type="string" calcext:value-type="string">
            <text:p>As you tread carefully along the passage, dust falls from the low </text:p>
            <text:p>ceiling. Precarious wooden beams hold the walls back and you </text:p>
            <text:p>stumble and curse as your foot strikes one of the beams. Suddenly a </text:p>
            <text:p>pile of rubble falls from the ceiling in front of you and a cracking of </text:p>
            <text:p>wood stops you cold. The roof is collapsing! </text:p>
          </table:table-cell>
        </table:table-row>
        <table:table-row table:style-name="ro6">
          <table:table-cell office:value-type="string" calcext:value-type="string">
            <text:p>tavern</text:p>
          </table:table-cell>
          <table:table-cell office:value-type="string" calcext:value-type="string">
            <text:p>You settle down and relax on the bed. Outside the inn there is a </text:p>
            <text:p>commotion and you spring up as several Svinns burst into your room </text:p>
            <text:p>and surround you. Before you can react, two grasp your hands and </text:p>
            <text:p>you are marched from the inn to a hut at the edge of the village.</text:p>
          </table:table-cell>
        </table:table-row>
        <table:table-row table:style-name="ro7">
          <table:table-cell office:value-type="string" calcext:value-type="string">
            <text:p>mountain</text:p>
          </table:table-cell>
          <table:table-cell office:value-type="string" calcext:value-type="string">
            <text:p>You follow a path leading sharply downhill into a narrow valley. You </text:p>
            <text:p>cross a stream on a wooden bridge and start to climb the next hill. </text:p>
            <text:p>Half-way up, you hear twigs break in the undergrowth and suddenly </text:p>
            <text:p>a large creature - about the size of a bear - stands before you. It has </text:p>
            <text:p>black and white fur, and a long bushy tail which trails out behind it. </text:p>
            <text:p>This animal bars your way and is snarling menacingly at you.</text:p>
          </table:table-cell>
        </table:table-row>
        <table:table-row table:style-name="ro12">
          <table:table-cell office:value-type="string" calcext:value-type="string">
            <text:p>forest</text:p>
          </table:table-cell>
          <table:table-cell office:value-type="string" calcext:value-type="string">
            <text:p>Outside the village you climb up into the woods. You find a suitable </text:p>
            <text:p>sheltered spot not far from another path.</text:p>
          </table:table-cell>
        </table:table-row>
        <table:table-row table:style-name="ro13">
          <table:table-cell office:value-type="string" calcext:value-type="string">
            <text:p>mountain</text:p>
          </table:table-cell>
          <table:table-cell office:value-type="string" calcext:value-type="string">
            <text:p>You sit down and eat and admire the fine view of the surrounding </text:p>
            <text:p>hillside. If this is your first meal today, add 2 stamina points. If you </text:p>
            <text:p>have already eaten since leaving Analand, add only 1 st a mi n a point. </text:p>
          </table:table-cell>
        </table:table-row>
        <table:table-row table:style-name="ro13">
          <table:table-cell office:value-type="string" calcext:value-type="string">
            <text:p>meadow</text:p>
          </table:table-cell>
          <table:table-cell office:value-type="string" calcext:value-type="string">
            <text:p>The path winds up and over the hill and you stop and marvel at a </text:p>
            <text:p>grassy verge in which are growing some of the most beautiful and </text:p>
            <text:p>delicate flowers you have ever seen.</text:p>
          </table:table-cell>
        </table:table-row>
        <table:table-row table:style-name="ro6">
          <table:table-cell office:value-type="string" calcext:value-type="string">
            <text:p>night</text:p>
          </table:table-cell>
          <table:table-cell office:value-type="string" calcext:value-type="string">
            <text:p>You find a quiet place to rest outside the village. Away from the bustle </text:p>
            <text:p>of the festival of youth you are able to get a good night's sleep. The </text:p>
            <text:p>Mimmite curls up near you. You may eat provisions before you go to </text:p>
            <text:p>sleep and add 2 stamina points (1 point if you have already eaten). </text:p>
          </table:table-cell>
        </table:table-row>
        <table:table-row table:style-name="ro9">
          <table:table-cell office:value-type="string" calcext:value-type="string">
            <text:p>rain</text:p>
          </table:table-cell>
          <table:table-cell office:value-type="string" calcext:value-type="string">
            <text:p>Dark clouds rumble in low over the camp. When they are directly </text:p>
            <text:p>overhead they release a torrential downpour which douses the fire </text:p>
            <text:p>and cools your bath. Your bindings slide loose and you are able to </text:p>
            <text:p>scramble from the pot. Libra has not ignored you! The Head Hunters, </text:p>
            <text:p>sensing something supernatural, have scattered into the woods and </text:p>
            <text:p>you are now free to escape. But you may not call on Libra again in this </text:p>
            <text:p>part of your adventure to help you. Not until you reach the city of </text:p>
            <text:p>Khare will she listen to you. </text:p>
          </table:table-cell>
        </table:table-row>
        <table:table-row table:style-name="ro6">
          <table:table-cell office:value-type="string" calcext:value-type="string">
            <text:p>town</text:p>
          </table:table-cell>
          <table:table-cell office:value-type="string" calcext:value-type="string">
            <text:p>You walk into the village. Young Hill Dwellers pass you and stare at </text:p>
            <text:p>your strange clothes. Their own attire is rough by comparison and </text:p>
            <text:p>everyone wears their hair long, but piled up on their heads. You pass </text:p>
            <text:p>without incident into the centre of the village.</text:p>
          </table:table-cell>
        </table:table-row>
        <table:table-row table:style-name="ro2">
          <table:table-cell office:value-type="string" calcext:value-type="string">
            <text:p>stream</text:p>
          </table:table-cell>
          <table:table-cell office:value-type="string" calcext:value-type="string">
            <text:p>You press on through the grass and, after half an hour or so, you </text:p>
            <text:p>reach the river-bank, well upstream of the village you were avoiding. </text:p>
            <text:p>You notice that your backpack feels lighter than normal and you take </text:p>
            <text:p>it off to examine it. Looking inside, you find that you have lost two </text:p>
            <text:p>items of equipment!</text:p>
          </table:table-cell>
        </table:table-row>
        <table:table-row table:style-name="ro2">
          <table:table-cell office:value-type="string" calcext:value-type="string">
            <text:p>town,campfire</text:p>
          </table:table-cell>
          <table:table-cell office:value-type="string" calcext:value-type="string">
            <text:p>You walk up to the fire in the centre of the village and call out loudly. </text:p>
            <text:p>There is no response. As you wait for some sign of life you begin to </text:p>
            <text:p>feel dizzy. Too late, you realize that the fumes from the fire are </text:p>
            <text:p>overpowering you! You fight to keep consciousness, but without </text:p>
            <text:p>success, and you slump to the ground</text:p>
          </table:table-cell>
        </table:table-row>
        <table:table-row table:style-name="ro4">
          <table:table-cell office:value-type="string" calcext:value-type="string">
            <text:p>night</text:p>
          </table:table-cell>
          <table:table-cell office:value-type="string" calcext:value-type="string">
            <text:p>You may rest if you wish to eat Provisions (if you have any) before </text:p>
            <text:p>your all-night trek. If you take a meal, you may add 2 stamina points </text:p>
            <text:p>if you have not already eaten today but only 1 stamina point if you </text:p>
            <text:p>have eaten anything. Then you set off. You soon leave the woods </text:p>
            <text:p>following an uphill path and you pause again at daybreak to get your </text:p>
            <text:p>bearings. You must lose 2 stamina points for travelling all night </text:p>
            <text:p>without sleep.</text:p>
          </table:table-cell>
        </table:table-row>
        <table:table-row table:style-name="ro14">
          <table:table-cell office:value-type="string" calcext:value-type="string">
            <text:p>forest</text:p>
          </table:table-cell>
          <table:table-cell office:value-type="string" calcext:value-type="string">
            <text:p>You travel downhill along the valley for an hour, but then the path </text:p>
            <text:p>turns uphill again. The hill you are now climbing is not too steep and </text:p>
            <text:p>as noon approaches you are again on a descending path . You may </text:p>
            <text:p>stop and eat Provisions if you wish and may add 2 stamina points if </text:p>
            <text:p>you do. Further along the path in the afternoon, Jann - who has been </text:p>
            <text:p>chattering incessantly to you - warns you to stop. You are being </text:p>
            <text:p>watched. As you are now in a wood, you proceed cautiously. Sud- </text:p>
            <text:p>denly the bushes part and a figure steps forward. Dressed in black, </text:p>
            <text:p>this tall man bars your way.</text:p>
          </table:table-cell>
        </table:table-row>
        <table:table-row table:style-name="ro6">
          <table:table-cell office:value-type="string" calcext:value-type="string">
            <text:p>mountains</text:p>
          </table:table-cell>
          <table:table-cell office:value-type="string" calcext:value-type="string">
            <text:p>You follow the path for the rest of the afternoon until you stand on a </text:p>
            <text:p>hilltop. The path runs down the hill into a small village set on a river </text:p>
            <text:p>and you follow it down.</text:p>
            <text:p/>
          </table:table-cell>
        </table:table-row>
        <table:table-row table:style-name="ro12">
          <table:table-cell office:value-type="string" calcext:value-type="string">
            <text:p>night</text:p>
          </table:table-cell>
          <table:table-cell office:value-type="string" calcext:value-type="string">
            <text:p>The noise outside eventually subsides as darkness spreads over the </text:p>
            <text:p>village. You have a good night's sleep.</text:p>
          </table:table-cell>
        </table:table-row>
        <table:table-row table:style-name="ro6">
          <table:table-cell office:value-type="string" calcext:value-type="string">
            <text:p>stream</text:p>
          </table:table-cell>
          <table:table-cell office:value-type="string" calcext:value-type="string">
            <text:p>No one in the history of the Shamutanti Hills has found a way of </text:p>
            <text:p>escaping the Demon's Deluge and you are not likely to be the first. </text:p>
            <text:p>You are still trying desperately to think of a way out as the air leaves </text:p>
            <text:p>the cave and your lungs fill with water . . . </text:p>
          </table:table-cell>
        </table:table-row>
        <table:table-row table:style-name="ro10">
          <table:table-cell office:value-type="string" calcext:value-type="string">
            <text:p>meadow</text:p>
          </table:table-cell>
          <table:table-cell office:value-type="string" calcext:value-type="string">
            <text:p>The smell gets sweeter as you pass on through the fields of Black </text:p>
            <text:p>Lotus flowers. You feel light-headed as you continue and you start to </text:p>
            <text:p>skip and jump with merriment. |ann, still on your shoulder, is </text:p>
            <text:p>likewise full of glee. Your head swims. Before you can stop yourself, </text:p>
            <text:p>you are feeling dizzy and falling to the ground. You fall into the </text:p>
            <text:p>[lowers on to something hard. A surge of horror passes through you </text:p>
            <text:p>as you realize it is a skeleton! But the horror is short-lived as you lose </text:p>
            <text:p>consciousness. The sweet aroma of the Black Lotus is a deadly poison </text:p>
            <text:p>and you have breathed your last. You will rest for ever in the fields of </text:p>
            <text:p>the black death . . . </text:p>
            <text:p/>
          </table:table-cell>
        </table:table-row>
        <table:table-row table:style-name="ro9">
          <table:table-cell office:value-type="string" calcext:value-type="string">
            <text:p>night,stream</text:p>
          </table:table-cell>
          <table:table-cell office:value-type="string" calcext:value-type="string">
            <text:p>You find a suitable shelter in the rocks on the bank of the stream and </text:p>
            <text:p>bed down for the night. If you have not eaten since you left the </text:p>
            <text:p>Outpost Settlement, you may take some Provisions if you have any </text:p>
            <text:p>and add 2 stamina points. If you have already eaten, you will gain </text:p>
            <text:p>only i stamina point from the food. </text:p>
            <text:p/>
            <text:p>Eventually you drift off to sleep, soothed by the babbling of the </text:p>
            <text:p>Stream.</text:p>
          </table:table-cell>
        </table:table-row>
        <table:table-row table:style-name="ro13">
          <table:table-cell office:value-type="string" calcext:value-type="string">
            <text:p>campfire</text:p>
          </table:table-cell>
          <table:table-cell office:value-type="string" calcext:value-type="string">
            <text:p>You enter the village cautiously, creeping round the huts, but the </text:p>
            <text:p>place appears to be deserted. A fire burns in the centre of the camp in </text:p>
            <text:p>a pit and a pile of logs stands near by.</text:p>
          </table:table-cell>
        </table:table-row>
        <table:table-row table:style-name="ro12">
          <table:table-cell office:value-type="string" calcext:value-type="string">
            <text:p>tavern</text:p>
          </table:table-cell>
          <table:table-cell office:value-type="string" calcext:value-type="string">
            <text:p>The inn is not cheap. A bed for the night is 5 Cold Pieces and a meal is </text:p>
            <text:p>4. If you eat, pay the price and add 2 stamina points</text:p>
          </table:table-cell>
        </table:table-row>
        <table:table-row table:style-name="ro4">
          <table:table-cell office:value-type="string" calcext:value-type="string">
            <text:p>meadow</text:p>
          </table:table-cell>
          <table:table-cell office:value-type="string" calcext:value-type="string">
            <text:p>Surprisingly enough, although you can still feel the force on your </text:p>
            <text:p>arm, it does not hamper your progress and you can make your way </text:p>
            <text:p>onwards. In fact, the going seems to be easier, as if you are being led </text:p>
            <text:p>by some invisible guide who is coaxing you along the best route. </text:p>
            <text:p>Eventually, the going gets easier as the dense undergrowth thins and </text:p>
            <text:p>you are soon walking through a prairie with grass up to your waist. </text:p>
            <text:p>As you leave the heavy foliage, the grip on your arm is released. </text:p>
          </table:table-cell>
        </table:table-row>
        <table:table-row table:style-name="ro12">
          <table:table-cell office:value-type="string" calcext:value-type="string">
            <text:p>stream</text:p>
          </table:table-cell>
          <table:table-cell office:value-type="string" calcext:value-type="string">
            <text:p>You emerge from the woods on to a river-bank. The path leads over a </text:p>
            <text:p>rough wooden bridge and along the bank.</text:p>
          </table:table-cell>
        </table:table-row>
        <table:table-row table:style-name="ro6">
          <table:table-cell office:value-type="string" calcext:value-type="string">
            <text:p>meadow</text:p>
          </table:table-cell>
          <table:table-cell office:value-type="string" calcext:value-type="string">
            <text:p>The going is easy through the grass. You happen across a parting </text:p>
            <text:p>where it seems someone has been before, making a trail which is </text:p>
            <text:p>heading in the general direction you wish to continue.</text:p>
            <text:p/>
          </table:table-cell>
        </table:table-row>
        <table:table-row table:style-name="ro13">
          <table:table-cell office:value-type="string" calcext:value-type="string">
            <text:p>town</text:p>
          </table:table-cell>
          <table:table-cell office:value-type="string" calcext:value-type="string">
            <text:p>Further along the way you come across a couple of merchants' huts </text:p>
            <text:p>and you browse through the items for sale. If you wish, and if you can </text:p>
            <text:p>afford it, you may buy any of the following items: </text:p>
          </table:table-cell>
        </table:table-row>
        <table:table-row table:style-name="ro15">
          <table:table-cell office:value-type="string" calcext:value-type="string">
            <text:p>forest</text:p>
          </table:table-cell>
          <table:table-cell office:value-type="string" calcext:value-type="string">
            <text:p>You find a suitable spot in the woods to make your camp.</text:p>
          </table:table-cell>
        </table:table-row>
        <table:table-row table:style-name="ro12">
          <table:table-cell office:value-type="string" calcext:value-type="string">
            <text:p>night</text:p>
          </table:table-cell>
          <table:table-cell office:value-type="string" calcext:value-type="string">
            <text:p>You settle down and sleep, but there is a chance that you may be </text:p>
            <text:p>discovered by night creatures who will disturb your rest.</text:p>
          </table:table-cell>
        </table:table-row>
        <table:table-row table:style-name="ro5">
          <table:table-cell office:value-type="string" calcext:value-type="string">
            <text:p>crowd</text:p>
          </table:table-cell>
          <table:table-cell office:value-type="string" calcext:value-type="string">
            <text:p>There seems to be a good deal of merriment in the village. 'It is the </text:p>
            <text:p>festival of the young/ whispers Jann. 'Once a year the children are </text:p>
            <text:p>allowed the freedom of the village. It is a time of great fun and </text:p>
            <text:p>pranks.' A number of children sit in the street ahead, drinking ale. A </text:p>
            <text:p>little too much, it seems, as they are laughing loudly. Ahead a young </text:p>
            <text:p>boy holds an old woman over his knee and is spanking her. A group </text:p>
            <text:p>of boys is fighting outside a hut with a sign which reads: 'Glandragor's </text:p>
            <text:p>Tavern', A group of girls is standing at a signpost pointing to the </text:p>
            <text:p>'Crystal Waterfall', tripping up their elders as they pass and giggling to </text:p>
            <text:p>each other.</text:p>
          </table:table-cell>
        </table:table-row>
        <table:table-row table:style-name="ro7">
          <table:table-cell office:value-type="string" calcext:value-type="string">
            <text:p>crowd</text:p>
          </table:table-cell>
          <table:table-cell office:value-type="string" calcext:value-type="string">
            <text:p>The little men carry you off and you soon arrive at the Head Hunter </text:p>
            <text:p>camp. There is much commotion as you are led into the centre of the </text:p>
            <text:p>settlement. Several natives rush off to fill a large pot with water to be </text:p>
            <text:p>heated over a fire - the implications of which you do not relish! </text:p>
            <text:p>Meanwhile, you are put into a bamboo cage, guarded by a strong </text:p>
            <text:p>warrior. </text:p>
          </table:table-cell>
        </table:table-row>
        <table:table-row table:style-name="ro5">
          <table:table-cell/>
          <table:table-cell office:value-type="string" calcext:value-type="string">
            <text:p>'You cannot escape the Spirit of Mananka!' cries the face. 'And your </text:p>
            <text:p>mission is cursed!' You watch as the smoke contracts and disappears </text:p>
            <text:p>back inside the box. You wonder at the Spirit's curse, but there is little </text:p>
            <text:p>you can do. Until you find some way of ridding yourself of this curse, </text:p>
            <text:p>your stamina has been weakened. Each time you lose stamina </text:p>
            <text:p>points for any reason except casting spells, you must lose 1 extra </text:p>
            <text:p>stamina point. You may search for some means of ridding yourself </text:p>
            <text:p>of the Spirit's curse for, until you do, you are more vulnerable to </text:p>
            <text:p>dangers. You may now leave the hut and continue your journey </text:p>
            <text:p>Onwards.</text:p>
          </table:table-cell>
        </table:table-row>
        <table:table-row table:style-name="ro2">
          <table:table-cell office:value-type="string" calcext:value-type="string">
            <text:p>forest</text:p>
          </table:table-cell>
          <table:table-cell office:value-type="string" calcext:value-type="string">
            <text:p>You leave Kristatanti along a path which snakes out into the hills. All </text:p>
            <text:p>morning you follow it as it twists through the woods of gnarled trees </text:p>
            <text:p>until eventually you reach a clearing where another path joins from </text:p>
            <text:p>the east. A signpost at the junction indicates straight on to Dhumpus </text:p>
            <text:p>and westwards to Alianna.</text:p>
          </table:table-cell>
        </table:table-row>
        <table:table-row table:style-name="ro6">
          <table:table-cell office:value-type="string" calcext:value-type="string">
            <text:p>horse</text:p>
          </table:table-cell>
          <table:table-cell office:value-type="string" calcext:value-type="string">
            <text:p>The driver is a cheerful fellow and prefers company to travelling </text:p>
            <text:p>alone. You may add 1 i.uck point for getting this lift. You travel for </text:p>
            <text:p>most of the morning at a pace not much faster than you could walk </text:p>
            <text:p>until he finally reaches a field where he is collecting vegetables.</text:p>
          </table:table-cell>
        </table:table-row>
        <table:table-row table:style-name="ro6">
          <table:table-cell office:value-type="string" calcext:value-type="string">
            <text:p>mountain</text:p>
          </table:table-cell>
          <table:table-cell office:value-type="string" calcext:value-type="string">
            <text:p>You continue along the path, leaving the village behind. About half </text:p>
            <text:p>an hour later, you reach the start of the climb into the hills and </text:p>
            <text:p>continue upwards. Five minutes later, you reach a fork offering you </text:p>
            <text:p>two ways onwards.</text:p>
          </table:table-cell>
        </table:table-row>
        <table:table-row table:style-name="ro2">
          <table:table-cell office:value-type="string" calcext:value-type="string">
            <text:p>meadow</text:p>
          </table:table-cell>
          <table:table-cell office:value-type="string" calcext:value-type="string">
            <text:p>You travel along the path for some time. Passing out of a shrubby </text:p>
            <text:p>woodland a pleasant smell hits your nostrils. Off to the right is a field </text:p>
            <text:p>of beautiful black flowers. The path through the field leads on over </text:p>
            <text:p>the brow of the hill into a valley below. Jann believes this is the </text:p>
            <text:p>quickest path toTorrepani, the next village on your route.</text:p>
          </table:table-cell>
        </table:table-row>
        <table:table-row table:style-name="ro12">
          <table:table-cell office:value-type="string" calcext:value-type="string">
            <text:p>meadow</text:p>
          </table:table-cell>
          <table:table-cell office:value-type="string" calcext:value-type="string">
            <text:p>You continue through the bush until you reach a point where the </text:p>
            <text:p>undergrowth thins and becomes a waist-high grassland.</text:p>
          </table:table-cell>
        </table:table-row>
        <table:table-row table:style-name="ro12">
          <table:table-cell/>
          <table:table-cell office:value-type="string" calcext:value-type="string">
            <text:p>The passage continues until you reach a large stone-cut door blocking </text:p>
            <text:p>your progress.</text:p>
          </table:table-cell>
        </table:table-row>
        <table:table-row table:style-name="ro6">
          <table:table-cell/>
          <table:table-cell office:value-type="string" calcext:value-type="string">
            <text:p>The strange carvings are in a familiar language, but the quality of the </text:p>
            <text:p>shaft and head indicate that the axe is well used and may not last </text:p>
            <text:p>many more battles. The merchant wants 7 Gold Pieces for the </text:p>
            <text:p>weapon. You may pay his price and take the axe, or you may bargain. </text:p>
          </table:table-cell>
        </table:table-row>
        <table:table-row table:style-name="ro12">
          <table:table-cell/>
          <table:table-cell office:value-type="string" calcext:value-type="string">
            <text:p>You emerge carefully from the cave, trying not to be spotted by </text:p>
            <text:p>wandering Goblins.</text:p>
          </table:table-cell>
        </table:table-row>
        <table:table-row table:style-name="ro7">
          <table:table-cell/>
          <table:table-cell office:value-type="string" calcext:value-type="string">
            <text:p>The tea is refreshing and you may add l stamina point. Also add l </text:p>
            <text:p>luck point for making the right choice. You notice that the woman is </text:p>
            <text:p>cursing and her actions are becoming slower. She creeps slowly off </text:p>
            <text:p>into the kitchen and you see her gulping down another drink. Then </text:p>
            <text:p>she comes back and questions you about your journey. She is particu- </text:p>
            <text:p>larly interested in knowing whether you came across an old man.</text:p>
          </table:table-cell>
        </table:table-row>
        <table:table-row table:style-name="ro9">
          <table:table-cell/>
          <table:table-cell office:value-type="string" calcext:value-type="string">
            <text:p>The gentle upward slope becomes a steep climb and you must rest </text:p>
            <text:p>several times during the morning. Finally you reach the top and can </text:p>
            <text:p>look over the hill to see that the path leads into a small settlement of </text:p>
            <text:p>crudely made huts. You follow the path down and into the village. As </text:p>
            <text:p>you arrive, the villagers notice you and make for their huts, almost as </text:p>
            <text:p>if in fear. They are a sorry-looking bunch, short and squat with tough, </text:p>
            <text:p>leathery skin. Several of them are missing limbs and some are only </text:p>
            <text:p>able to drag themselves along with their hands.</text:p>
          </table:table-cell>
        </table:table-row>
        <table:table-row table:style-name="ro12">
          <table:table-cell office:value-type="string" calcext:value-type="string">
            <text:p>mountain</text:p>
          </table:table-cell>
          <table:table-cell office:value-type="string" calcext:value-type="string">
            <text:p>You continue on your way and approach a rope bridge strung </text:p>
            <text:p>precariously between two boulders. </text:p>
          </table:table-cell>
        </table:table-row>
        <table:table-row table:style-name="ro2">
          <table:table-cell office:value-type="string" calcext:value-type="string">
            <text:p>forest</text:p>
          </table:table-cell>
          <table:table-cell office:value-type="string" calcext:value-type="string">
            <text:p/>
            <text:p>You press on through the wood and soon come across another </text:p>
            <text:p>path which crosses it. You follow this path northwards until you </text:p>
            <text:p>come to a junction. A signpost at the junction points westwards to </text:p>
            <text:p>Alianna and straight on to Dhumpus.</text:p>
          </table:table-cell>
        </table:table-row>
        <table:table-row table:style-name="ro2">
          <table:table-cell office:value-type="string" calcext:value-type="string">
            <text:p>forest</text:p>
          </table:table-cell>
          <table:table-cell office:value-type="string" calcext:value-type="string">
            <text:p>The path winds upwards into the hills and you enter a wood. The </text:p>
            <text:p>afternoon sun glints through the trees, playing tricks on your eyes. </text:p>
            <text:p>Every so often you catch a glimpse of some strange-shaped animal or </text:p>
            <text:p>other watching you, only to find that it is the silhouetted branches </text:p>
            <text:p>and leaves caught at an odd angle.</text:p>
          </table:table-cell>
        </table:table-row>
        <table:table-row table:style-name="ro13">
          <table:table-cell office:value-type="string" calcext:value-type="string">
            <text:p>campfire</text:p>
          </table:table-cell>
          <table:table-cell office:value-type="string" calcext:value-type="string">
            <text:p>Inside, the hut has no furniture. A small fire burns in the middle of the </text:p>
            <text:p>floor and against the far wall stands a family of three, cowering away </text:p>
            <text:p>from you.</text:p>
          </table:table-cell>
        </table:table-row>
        <table:table-row table:style-name="ro2">
          <table:table-cell office:value-type="string" calcext:value-type="string">
            <text:p>stream</text:p>
          </table:table-cell>
          <table:table-cell office:value-type="string" calcext:value-type="string">
            <text:p>Further along the path, you come across another object, this time a </text:p>
            <text:p>locket containing a small portrait of a woman, obviously pilfered from </text:p>
            <text:p>a previous traveller unaware of the grass's habits. You may take this </text:p>
            <text:p>with you. Eventually you reach the river-bank again, well past the </text:p>
            <text:p>village.</text:p>
          </table:table-cell>
        </table:table-row>
        <table:table-row table:style-name="ro7">
          <table:table-cell office:value-type="string" calcext:value-type="string">
            <text:p>tavern</text:p>
          </table:table-cell>
          <table:table-cell office:value-type="string" calcext:value-type="string">
            <text:p>The meal is just being served. If you wish to sit down to eat, pay the 2 </text:p>
            <text:p>Gold Pieces and have your bowl of Skunkbear stew. You may add 3 </text:p>
            <text:p>stamina points if you eat. You will not be able to eat your own </text:p>
            <text:p>Provisions at the inn. If you wish to rest for the night, pay the 3 Gold </text:p>
            <text:p>Pieces. The bed you are given is not particularly clean, but is comfort- </text:p>
            <text:p>able and you may add 5 stamina points for a good night's rest. </text:p>
          </table:table-cell>
        </table:table-row>
        <table:table-row table:style-name="ro6">
          <table:table-cell office:value-type="string" calcext:value-type="string">
            <text:p>stream</text:p>
          </table:table-cell>
          <table:table-cell office:value-type="string" calcext:value-type="string">
            <text:p>The path winds alongside a bubbling stream and you follow it on- </text:p>
            <text:p>wards along the west bank. The valley you are in becomes narrower, </text:p>
            <text:p>but you soon come across a flat, grassy bank where you may stop and </text:p>
            <text:p>eat Provisions</text:p>
          </table:table-cell>
        </table:table-row>
        <table:table-row table:style-name="ro15">
          <table:table-cell/>
          <table:table-cell office:value-type="string" calcext:value-type="string">
            <text:p>You may try to kill all the snakes in the pit with your weapon. </text:p>
          </table:table-cell>
        </table:table-row>
        <table:table-row table:style-name="ro4">
          <table:table-cell office:value-type="string" calcext:value-type="string">
            <text:p>forest</text:p>
          </table:table-cell>
          <table:table-cell office:value-type="string" calcext:value-type="string">
            <text:p>You turn to your pack and pick it up. But you drop it again in fear as it </text:p>
            <text:p>moves in your hands! Something is inside it! Cautiously, you open </text:p>
            <text:p>the top and, as you do so, a green squirrel-like creature with a huge </text:p>
            <text:p>belly leaps out and into the woods. You curse and examine the </text:p>
            <text:p>contents, but it is too late: the little creature has eaten all your </text:p>
            <text:p>Provisions, You are angry at your own carelessness and set off briskly </text:p>
            <text:p>along the trail again.</text:p>
          </table:table-cell>
        </table:table-row>
        <table:table-row table:style-name="ro7">
          <table:table-cell/>
          <table:table-cell office:value-type="string" calcext:value-type="string">
            <text:p>Your relief is somewhat premature, however, as you discover when </text:p>
            <text:p>you take your next step forward. Your foot triggers a release mechan- </text:p>
            <text:p>ism and three saplings snap up in front of you. Each is fitted with </text:p>
            <text:p>sharpened stakes which whip towards you at heart level. You are </text:p>
            <text:p>impaled on this fiendish device and your journey has ended here. </text:p>
            <text:p>Your head will soon join the others on the posts you have just passed</text:p>
          </table:table-cell>
        </table:table-row>
        <table:table-row table:style-name="ro13">
          <table:table-cell/>
          <table:table-cell office:value-type="string" calcext:value-type="string">
            <text:p>You pick a clearing where you may open your backpack and get out </text:p>
            <text:p>your Provisions. Your ears arc peeled to the sounds around you and </text:p>
            <text:p>you are startled when a flock of Wood gulls fly up into the air near by. </text:p>
          </table:table-cell>
        </table:table-row>
        <table:table-row table:style-name="ro6">
          <table:table-cell/>
          <table:table-cell office:value-type="string" calcext:value-type="string">
            <text:p>You describe the old man you encountered and her eyes light up. She </text:p>
            <text:p>asks whether you stole from him a page from a Spell Book and is </text:p>
            <text:p>overjoyed as you pull the page from your pack. Giggling with glee, </text:p>
            <text:p>she snatches it from you. </text:p>
          </table:table-cell>
        </table:table-row>
        <table:table-row table:style-name="ro2">
          <table:table-cell office:value-type="string" calcext:value-type="string">
            <text:p>campfire,stream</text:p>
          </table:table-cell>
          <table:table-cell office:value-type="string" calcext:value-type="string">
            <text:p>You continue along a riverside path for several hours until you reach a </text:p>
            <text:p>wide bend. In the elbow of the bend ahead you can see a cluster of </text:p>
            <text:p>huts made out of thatched branches and twigs. A fire in the centre of </text:p>
            <text:p>the huts wafts smoke into the air, but not a sound comes from the </text:p>
            <text:p>Village.</text:p>
          </table:table-cell>
        </table:table-row>
        <table:table-row table:style-name="ro6">
          <table:table-cell office:value-type="string" calcext:value-type="string">
            <text:p>night</text:p>
          </table:table-cell>
          <table:table-cell office:value-type="string" calcext:value-type="string">
            <text:p>The climb continues for two or three hours as the path twists this way </text:p>
            <text:p>and that up the hillside. Soon the air gets cold and the sun sets, </text:p>
            <text:p>making it difficult for you to see. However, the moon is full and will </text:p>
            <text:p>be able to light the way as it gets darker.</text:p>
          </table:table-cell>
        </table:table-row>
        <table:table-row table:style-name="ro4">
          <table:table-cell/>
          <table:table-cell office:value-type="string" calcext:value-type="string">
            <text:p>Some way down the hill you stop for a rest. You sit on a boulder to </text:p>
            <text:p>survey what lies ahead. The path leads downwards into a vale. </text:p>
            <text:p>Cradled between three hills is a village - and quite a large one at that. </text:p>
            <text:p>The sun is falling rapidly and you decide to head downwards towards </text:p>
            <text:p>this settlement. An overhanging branch touches your face and you </text:p>
            <text:p>hear a lively chirping. Hovering by your shoulder is a small creature </text:p>
            <text:p>the size of your thumb.</text:p>
          </table:table-cell>
        </table:table-row>
        <table:table-row table:style-name="ro6">
          <table:table-cell/>
          <table:table-cell office:value-type="string" calcext:value-type="string">
            <text:p>he gate is open, but you are wary of continuing. This is no normal </text:p>
            <text:p>gate: it stands two or three times the size of any you have seen before. </text:p>
            <text:p>But the only way on is through it, so you continue- though carefully. </text:p>
            <text:p/>
          </table:table-cell>
        </table:table-row>
        <table:table-row table:style-name="ro13">
          <table:table-cell office:value-type="string" calcext:value-type="string">
            <text:p>mountain</text:p>
          </table:table-cell>
          <table:table-cell office:value-type="string" calcext:value-type="string">
            <text:p>You continue up the hill. The climb is steep, but by mid -afternoon you </text:p>
            <text:p>have reached the top. Continuing over the hill, you travel down a </text:p>
            <text:p>gentle slope for the rest of the afternoon. </text:p>
          </table:table-cell>
        </table:table-row>
        <table:table-row table:style-name="ro5">
          <table:table-cell office:value-type="string" calcext:value-type="string">
            <text:p>mountain</text:p>
          </table:table-cell>
          <table:table-cell office:value-type="string" calcext:value-type="string">
            <text:p>As the second day of your journey breaks, you march through the </text:p>
            <text:p>cool morning air of the hills, having now climbed several hundred </text:p>
            <text:p>feet You. reach the brow of a hill and stop in your tracks. To your left is </text:p>
            <text:p>a clearing in which several poles are firmly planted in the ground. </text:p>
            <text:p>Atop the poles are heads - some recently fixed, some semi-decayed - </text:p>
            <text:p>human heads, Goblin heads, and one or two heads of creatures you </text:p>
            <text:p>do not recognize, all with sewn-up eyes and mouths. A large X </text:p>
            <text:p>painted on a broad tree is obviously intended as a warning to venture </text:p>
            <text:p>no further. Ahead the path forks to the right and left, but you cannot </text:p>
            <text:p>be sure which path you are warned not to take!</text:p>
          </table:table-cell>
        </table:table-row>
        <table:table-row table:style-name="ro6">
          <table:table-cell office:value-type="string" calcext:value-type="string">
            <text:p>forest</text:p>
          </table:table-cell>
          <table:table-cell office:value-type="string" calcext:value-type="string">
            <text:p>You race off into the woods in case the commotion attracts any other </text:p>
            <text:p>creatures. For half an hour you run before you stop to rest, when you </text:p>
            <text:p>realize that you are now hopelessly lost. Which direction will you </text:p>
            <text:p>Take?</text:p>
          </table:table-cell>
        </table:table-row>
        <table:table-row table:style-name="ro6">
          <table:table-cell office:value-type="string" calcext:value-type="string">
            <text:p>tavern</text:p>
          </table:table-cell>
          <table:table-cell office:value-type="string" calcext:value-type="string">
            <text:p>The inn offers hot meals for sale and if you wish to stop and eat the </text:p>
            <text:p>charge will be 1 Gold Piece. Bread and goat's cheese are also available </text:p>
            <text:p>if you wish to buy food to take with you, and the price of two meals- </text:p>
            <text:p>worth is 2 Gold Pieces.</text:p>
          </table:table-cell>
        </table:table-row>
        <table:table-row table:style-name="ro4">
          <table:table-cell/>
          <table:table-cell office:value-type="string" calcext:value-type="string">
            <text:p>You are forced upwards against the ceiling as the water level rises But </text:p>
            <text:p>Libra has not deserted you and an air pocket forms around your head </text:p>
            <text:p>As you thrash about in the water, you are able to breathe easily and </text:p>
            <text:p>soon you relax, knowing you are safe. After several minutes the </text:p>
            <text:p>water drams off, leaving you on the ground unharmed, although </text:p>
            <text:p>somewhat damp. The sealing wall disappears into the floor and you </text:p>
            <text:p>return to the large chamber to choose another passage.</text:p>
          </table:table-cell>
        </table:table-row>
        <table:table-row table:style-name="ro2">
          <table:table-cell/>
          <table:table-cell office:value-type="string" calcext:value-type="string">
            <text:p>Exhausted from the battle, you examine the Giant and its domain as </text:p>
            <text:p>you recover your breath. A pouch around its waist contains 8 Goid </text:p>
            <text:p>Pieces. You may also take any part of the creature that you think may </text:p>
            <text:p>be useful. A large loaf in the cave is too large for you to carry, but you </text:p>
            <text:p>may eat from it if you wish</text:p>
          </table:table-cell>
        </table:table-row>
        <table:table-row table:style-name="ro2">
          <table:table-cell office:value-type="string" calcext:value-type="string">
            <text:p>tavern</text:p>
          </table:table-cell>
          <table:table-cell office:value-type="string" calcext:value-type="string">
            <text:p>You find an ale-house and walk in. Gruff voices come from inside but, </text:p>
            <text:p>when you enter, the drinkers watch you suspiciously and the noise </text:p>
            <text:p>subsides. Several Hill Dwellers sit around a table. The owner of the </text:p>
            <text:p>house tells you that you are in the village of Kristatanti and that a mug </text:p>
            <text:p>of ale will cost you 1 Gold Piece</text:p>
          </table:table-cell>
        </table:table-row>
        <table:table-row table:style-name="ro13">
          <table:table-cell/>
          <table:table-cell office:value-type="string" calcext:value-type="string">
            <text:p>Now screaming at you, she calls loudly into the air. A cracking to your </text:p>
            <text:p>left makes you wheel round, just in time to see a tree swaying as its </text:p>
            <text:p>trunk splits and it falls towards you. </text:p>
          </table:table-cell>
        </table:table-row>
        <table:table-row table:style-name="ro14">
          <table:table-cell office:value-type="string" calcext:value-type="string">
            <text:p>crowd</text:p>
          </table:table-cell>
          <table:table-cell office:value-type="string" calcext:value-type="string">
            <text:p>You approach a group of Svinns deep in conversation and take a seat </text:p>
            <text:p>with them. They are discussing a friend, apparently killed in the night </text:p>
            <text:p>by an assassin's blade. Gradually you work your way into the </text:p>
            <text:p>conversation and you soon learn the reason for the depression which </text:p>
            <text:p>hangs over the village. The village chief's daughter has been captured </text:p>
            <text:p>by a band of marauders and offered as a sacrifice to a powerful cave </text:p>
            <text:p>demon. According to an ancient prophecy, a dreadful scourge will </text:p>
            <text:p>overrun the village if the chief's line ever ends - and his daughter is </text:p>
            <text:p>the chiefs only heir. </text:p>
          </table:table-cell>
        </table:table-row>
        <table:table-row table:style-name="ro7">
          <table:table-cell office:value-type="string" calcext:value-type="string">
            <text:p>night</text:p>
          </table:table-cell>
          <table:table-cell office:value-type="string" calcext:value-type="string">
            <text:p>You settle down to make camp for the night. You may take Provisions </text:p>
            <text:p>here and, if you do so, you may add 2 stamina points if you have not </text:p>
            <text:p>yet eaten since leaving Analand, or 1 stamina point if you have </text:p>
            <text:p>already eaten on your journey. You may only eat if you have Provi- </text:p>
            <text:p>sions with you. As you curl up in your blanket to sleep, there is a </text:p>
            <text:p>chance that you may encounter a wandering night creature.</text:p>
          </table:table-cell>
        </table:table-row>
        <table:table-row table:style-name="ro7">
          <table:table-cell/>
          <table:table-cell office:value-type="string" calcext:value-type="string">
            <text:p/>
            <text:p>As you try desperately to make your spell work, the creature </text:p>
            <text:p>pounces. Its huge weight lands on you and its claws rip your clothes. </text:p>
            <text:p>That deadly sting comes over at you, but you are powerless to defend </text:p>
            <text:p>yourself. It pierces your chest. Shortly the poison will take effect. You </text:p>
            <text:p>have failed in your mission . . . </text:p>
          </table:table-cell>
        </table:table-row>
        <table:table-row table:style-name="ro6">
          <table:table-cell/>
          <table:table-cell office:value-type="string" calcext:value-type="string">
            <text:p>Deduct 4 stamina points. You cast the spell and point at the first </text:p>
            <text:p>Goblin. A streak of lightning shoots from your finger and catches the </text:p>
            <text:p>creature square in the chest, killing it instantly. The other two stop in </text:p>
            <text:p>their tracks, deciding whether to continue the attack.</text:p>
          </table:table-cell>
        </table:table-row>
        <table:table-row table:style-name="ro10">
          <table:table-cell office:value-type="string" calcext:value-type="string">
            <text:p>town,crowd</text:p>
          </table:table-cell>
          <table:table-cell office:value-type="string" calcext:value-type="string">
            <text:p>You leave the Manticore's chamber and follow the path to the source </text:p>
            <text:p>of the light. As you had hoped, a cave entrance allows you out on to </text:p>
            <text:p>the side of the hill. You and the Svinn girl find your way back to </text:p>
            <text:p>Torrepani. The Svinn chief is overjoyed to have his daughter back and </text:p>
            <text:p>the village erupts into celebration as their curse is now lifted. You arc </text:p>
            <text:p>given the freedom of the village and decide to stay for the day to </text:p>
            <text:p>recuperate. You visit the Svinn healing-priest who will treat your </text:p>
            <text:p>wounds, cure any diseases and lift curses which you may have. </text:p>
            <text:p>Restore your skill, stamina and luck points to their Initial values. </text:p>
            <text:p>The priest may also rid you of the annoying little Minimite if he is still </text:p>
            <text:p>with you</text:p>
          </table:table-cell>
        </table:table-row>
        <table:table-row table:style-name="ro12">
          <table:table-cell office:value-type="string" calcext:value-type="string">
            <text:p>night</text:p>
          </table:table-cell>
          <table:table-cell office:value-type="string" calcext:value-type="string">
            <text:p>You sleep heavily that night and rise the next morning to continue on </text:p>
            <text:p>your way.</text:p>
          </table:table-cell>
        </table:table-row>
        <table:table-row table:style-name="ro7">
          <table:table-cell office:value-type="string" calcext:value-type="string">
            <text:p>crypt</text:p>
          </table:table-cell>
          <table:table-cell office:value-type="string" calcext:value-type="string">
            <text:p>You are taken to the deepest part of the Citadel. </text:p>
            <text:p>Captain Laski and two soldiers march in front of </text:p>
            <text:p>you and the twelve Wizards shuffle along behind </text:p>
            <text:p>you Astragal looks at you, shakes your hand </text:p>
            <text:p>warmly and wishes you good luck. He then stands </text:p>
            <text:p>back with the others. </text:p>
          </table:table-cell>
        </table:table-row>
        <table:table-row table:style-name="ro6">
          <table:table-cell office:value-type="string" calcext:value-type="string">
            <text:p>town</text:p>
          </table:table-cell>
          <table:table-cell office:value-type="string" calcext:value-type="string">
            <text:p>You walk into a village and notice a lot of activity. </text:p>
            <text:p>The villagers are bringing in their sacks of grain and </text:p>
            <text:p>rice and stacking them in a central store They eye </text:p>
            <text:p>you with suspicion but let you pass.</text:p>
          </table:table-cell>
        </table:table-row>
        <table:table-row table:style-name="ro7">
          <table:table-cell office:value-type="string" calcext:value-type="string">
            <text:p>town</text:p>
          </table:table-cell>
          <table:table-cell office:value-type="string" calcext:value-type="string">
            <text:p>You enter the trading-post. It is full of strange, </text:p>
            <text:p>exotic goods. A Dwarf is keeping busy but is all the </text:p>
            <text:p>while being reproached by a hunchback who seems </text:p>
            <text:p>to be the owner. You look at a large counter with </text:p>
            <text:p>labels explaining the Gem and Crystal to Gold Coin </text:p>
            <text:p>exchange rate. </text:p>
          </table:table-cell>
        </table:table-row>
        <table:table-row table:style-name="ro4">
          <table:table-cell/>
          <table:table-cell office:value-type="string" calcext:value-type="string">
            <text:p>Suddenly a large tubular creature bursts out of the </text:p>
            <text:p>ground. You find yourself surrounded by it. It is </text:p>
            <text:p>yellow, covered with thick blue veins and, from the </text:p>
            <text:p>rim, it exudes a thick green slime that drops down </text:p>
            <text:p>on to you. A tiny drop touches your little finger and </text:p>
            <text:p>you watch in agony as it strips the flesh away in </text:p>
            <text:p>Seconds</text:p>
          </table:table-cell>
        </table:table-row>
        <table:table-row table:style-name="ro7">
          <table:table-cell office:value-type="string" calcext:value-type="string">
            <text:p>forest</text:p>
          </table:table-cell>
          <table:table-cell office:value-type="string" calcext:value-type="string">
            <text:p>The track takes you into the forest. You proceed </text:p>
            <text:p>carefully. Eventually, you find that the path forks </text:p>
            <text:p>and on a tree stump is carved a figure holding a </text:p>
            <text:p>shield pointing west and a dagger pointing south- </text:p>
            <text:p>east. Do you have any clue to the correct path to </text:p>
            <text:p>Take</text:p>
          </table:table-cell>
        </table:table-row>
        <table:table-row table:style-name="ro6">
          <table:table-cell office:value-type="string" calcext:value-type="string">
            <text:p>mountain</text:p>
          </table:table-cell>
          <table:table-cell office:value-type="string" calcext:value-type="string">
            <text:p>You decide to head for the difficult ground. It's very </text:p>
            <text:p>hard going and you have to climb steep rock-faces </text:p>
            <text:p>but you think it might be safer. Suddenly, on the </text:p>
            <text:p>edge of a deep chasm, a flat rock flips over.</text:p>
          </table:table-cell>
        </table:table-row>
        <table:table-row table:style-name="ro9">
          <table:table-cell office:value-type="string" calcext:value-type="string">
            <text:p>horses</text:p>
          </table:table-cell>
          <table:table-cell office:value-type="string" calcext:value-type="string">
            <text:p>The riders are dressed in black, military capes. They </text:p>
            <text:p>are from a regular cavalry regiment in Ostragoth's </text:p>
            <text:p>-army, They trot in circles around you. You cannot </text:p>
            <text:p>run off without raising suspicion. They look at you; </text:p>
            <text:p>then at the man, then they consult a rolled-up </text:p>
            <text:p>parchment. One of them dismounts and walks over </text:p>
            <text:p>to you, 'You, you're under arrest!' You pull out your </text:p>
            <text:p>sword, </text:p>
          </table:table-cell>
        </table:table-row>
        <table:table-row table:style-name="ro8">
          <table:table-cell office:value-type="string" calcext:value-type="string">
            <text:p>forest,ocean</text:p>
          </table:table-cell>
          <table:table-cell office:value-type="string" calcext:value-type="string">
            <text:p>You scamper up the tree, then leap across three </text:p>
            <text:p>other trees. You have heard tales of the legendary </text:p>
            <text:p>Sniffer Ores, so you do your best to hide your scent . </text:p>
            <text:p>Just then, six wolves appear and make for the tree </text:p>
            <text:p>you originally climbed. They are silent and sit in a </text:p>
            <text:p>circle around the thick trunk, until a squad of Ores </text:p>
            <text:p>arrives. The Ores search the tree and when they find </text:p>
            <text:p>no trace they scream at the dumb animals, 'Stupid </text:p>
            <text:p>beasts, you'll be tonight's hot-pot if you don't do </text:p>
            <text:p>better than this ' They do not see you, hugging a </text:p>
            <text:p>thick branch just four trees away. When they leave, </text:p>
            <text:p>you climb to the very top of the tree and spy out the </text:p>
            <text:p>land. The sandy coast is very close.</text:p>
          </table:table-cell>
        </table:table-row>
        <table:table-row table:style-name="ro4">
          <table:table-cell office:value-type="string" calcext:value-type="string">
            <text:p>horse</text:p>
          </table:table-cell>
          <table:table-cell office:value-type="string" calcext:value-type="string">
            <text:p>You get off your horse and let the first Ore take the </text:p>
            <text:p>reins. He trots off with it. The second Ore then </text:p>
            <text:p>swears at you, 'Knucler scum, stealing our booty. </text:p>
            <text:p>I'll teach you . .' He hits you with a whip across the </text:p>
            <text:p>face then rides away. Your face is cut and stings </text:p>
            <text:p>terribly. You suspect that the Ore has soaked the </text:p>
            <text:p>whip in poison. </text:p>
          </table:table-cell>
        </table:table-row>
        <table:table-row table:style-name="ro7">
          <table:table-cell office:value-type="string" calcext:value-type="string">
            <text:p>ocean</text:p>
          </table:table-cell>
          <table:table-cell office:value-type="string" calcext:value-type="string">
            <text:p>The boat takes you to the north side of the island </text:p>
            <text:p>and is then swept about by the crashing waves. You </text:p>
            <text:p>have no hope of steering and realize that there are </text:p>
            <text:p>sharp rocks just below the surface of the water. </text:p>
            <text:p>Suddenly a wave lifts you up and hurls you into a </text:p>
            <text:p>group of fang-like rocks</text:p>
          </table:table-cell>
        </table:table-row>
        <table:table-row table:style-name="ro9">
          <table:table-cell office:value-type="string" calcext:value-type="string">
            <text:p>ocean</text:p>
          </table:table-cell>
          <table:table-cell office:value-type="string" calcext:value-type="string">
            <text:p>You reach a stretch of beach that has obviouslv been </text:p>
            <text:p>tampered with by the besieging army. Ahead, you </text:p>
            <text:p>find some sprung traps. You peer into one and see </text:p>
            <text:p>The remains of several Zamarran foot-soldiers. They </text:p>
            <text:p>are all impaled on sharp metal spikes. You suddenly </text:p>
            <text:p>realize that there must be other traps here. You try </text:p>
            <text:p>to retrace your steps but there are so many </text:p>
            <text:p>footprints that you do not know which are yours. </text:p>
          </table:table-cell>
        </table:table-row>
        <table:table-row table:style-name="ro13">
          <table:table-cell office:value-type="string" calcext:value-type="string">
            <text:p>stream</text:p>
          </table:table-cell>
          <table:table-cell office:value-type="string" calcext:value-type="string">
            <text:p>The surge loses its power a long way up-river. You </text:p>
            <text:p>swim towards the shore and notice the glow of </text:p>
            <text:p>the Bracelet</text:p>
          </table:table-cell>
        </table:table-row>
        <table:table-row table:style-name="ro2">
          <table:table-cell/>
          <table:table-cell office:value-type="string" calcext:value-type="string">
            <text:p>You pull out your sword and stride across the </text:p>
            <text:p>bridge. When you are exactly in the middle, it </text:p>
            <text:p>collapses under you, then folds up magically into a </text:p>
            <text:p>wooden cage. You hear the sound of laughter as </text:p>
            <text:p>you plunge into the cold water You black out.</text:p>
          </table:table-cell>
        </table:table-row>
        <table:table-row table:style-name="ro2">
          <table:table-cell office:value-type="string" calcext:value-type="string">
            <text:p>ocean</text:p>
          </table:table-cell>
          <table:table-cell office:value-type="string" calcext:value-type="string">
            <text:p>You get to the island, and land the boat in a small </text:p>
            <text:p>harbour. You look around: the island is also being </text:p>
            <text:p>used for mast repairs, food preparation, and the </text:p>
            <text:p>construction of siege weapons. Most of the work is </text:p>
            <text:p>being carried out by chain-gangs. </text:p>
          </table:table-cell>
        </table:table-row>
        <table:table-row table:style-name="ro2">
          <table:table-cell office:value-type="string" calcext:value-type="string">
            <text:p>mountain</text:p>
          </table:table-cell>
          <table:table-cell office:value-type="string" calcext:value-type="string">
            <text:p/>
            <text:p>You have no other option but to scramble down the </text:p>
            <text:p>other side of the mountain while you are being </text:p>
            <text:p>attacked by the Dragonmen. Reduce your skill by </text:p>
            <text:p>1 point for this combat only. Fight each in turn. </text:p>
          </table:table-cell>
        </table:table-row>
        <table:table-row table:style-name="ro1">
          <table:table-cell office:value-type="string" calcext:value-type="string">
            <text:p>forest</text:p>
          </table:table-cell>
          <table:table-cell office:value-type="string" calcext:value-type="string">
            <text:p>You hide the grim remains of the fight, wipe your </text:p>
            <text:p>blade and look around for the Dwarf but see no sign </text:p>
            <text:p>of him. You return and tell a Goblin guard that the </text:p>
            <text:p>Dwarf has escaped and that others are giving chase. </text:p>
            <text:p>A Dark Elf, sitting in the shade of a great oak, yawns </text:p>
            <text:p>and speaks up. 'It's always the same, no one's ever </text:p>
            <text:p>escaped from here. They'll get him.' You stand on </text:p>
            <text:p>guard, wondering how to get away when you spy a </text:p>
            <text:p>strange, bald man who could be a monk. He wields </text:p>
            <text:p>an axe with unnatural power: three strikes and a </text:p>
            <text:p>tree crashes to the ground. You move over to get a </text:p>
            <text:p>better view and he speaks to you. 'Stranger, I know </text:p>
            <text:p>your secret. Come into that clump of bushes. I wish </text:p>
            <text:p>to talk.'</text:p>
          </table:table-cell>
        </table:table-row>
        <table:table-row table:style-name="ro5">
          <table:table-cell office:value-type="string" calcext:value-type="string">
            <text:p>meadow</text:p>
          </table:table-cell>
          <table:table-cell office:value-type="string" calcext:value-type="string">
            <text:p>You walk across the grassy plain for many hours. </text:p>
            <text:p>You notice the Bracelet on your wrist glowing (mark </text:p>
            <text:p>a captured Citadel Wall on the Adventure Sheet). </text:p>
            <text:p>There is no one around but occasionally you catch </text:p>
            <text:p>sight of groups of wild horses. Eventually, you </text:p>
            <text:p>come into a small valley. At its head stands a statue </text:p>
            <text:p>of a monk making the sign of a cube with his palms. </text:p>
            <text:p>The statue has been daubed in blood and the head </text:p>
            <text:p>half chopped off. The track continues towards a </text:p>
            <text:p>small village just visible on the horizon.</text:p>
          </table:table-cell>
        </table:table-row>
        <table:table-row table:style-name="ro2">
          <table:table-cell office:value-type="string" calcext:value-type="string">
            <text:p>crowd</text:p>
          </table:table-cell>
          <table:table-cell office:value-type="string" calcext:value-type="string">
            <text:p>You land way below the fortress on some soft turf, a </text:p>
            <text:p>little shaken but nothing serious. You can hear </text:p>
            <text:p>orders being shouted from above. You suspect that </text:p>
            <text:p>you have been spotted. You set off as fast as pos- </text:p>
            <text:p>Sible.</text:p>
          </table:table-cell>
        </table:table-row>
        <table:table-row table:style-name="ro10">
          <table:table-cell office:value-type="string" calcext:value-type="string">
            <text:p>crowd</text:p>
          </table:table-cell>
          <table:table-cell office:value-type="string" calcext:value-type="string">
            <text:p>You march towards the Ore cavalry. Each Ore has a </text:p>
            <text:p>miserable-looking attendant and as you move be* </text:p>
            <text:p>tween the horses, one of the Ores calls to you: 'You, </text:p>
            <text:p>hold this horse and give my boots a clean.' You look </text:p>
            <text:p>up and ask what with. "Your clothes,' replies the </text:p>
            <text:p>furious Ore. 'D'you think we keep you here to look </text:p>
            <text:p>smart?' You do as you are bid; then he hands you a </text:p>
            <text:p>lance and tells you to keep up. The cavalry walk </text:p>
            <text:p>their mounts forward in readiness for an attack. All </text:p>
            <text:p>the attendants trot behind with various bundles. </text:p>
            <text:p>You get to the scene of the battle exhausted</text:p>
          </table:table-cell>
        </table:table-row>
        <table:table-row table:style-name="ro7">
          <table:table-cell office:value-type="string" calcext:value-type="string">
            <text:p>stream</text:p>
          </table:table-cell>
          <table:table-cell office:value-type="string" calcext:value-type="string">
            <text:p>You scamper down to the side of the river and look </text:p>
            <text:p>across. The water does not seem too deep and there </text:p>
            <text:p>are no visible dangers; only a few small fish. You </text:p>
            <text:p>wade in up to your thighs. Just then there is a </text:p>
            <text:p>disturbance in the water, one of the small fish flies </text:p>
            <text:p>out of the water and bites your elbow</text:p>
          </table:table-cell>
        </table:table-row>
        <table:table-row table:style-name="ro7">
          <table:table-cell office:value-type="string" calcext:value-type="string">
            <text:p>town</text:p>
          </table:table-cell>
          <table:table-cell office:value-type="string" calcext:value-type="string">
            <text:p> You keep to the smaller alley- </text:p>
            <text:p>ways and make your way to the quayside. You look </text:p>
            <text:p>at the two ships. They look very similar, the one on </text:p>
            <text:p>the left is called the Gargu-Ran but you can see no </text:p>
            <text:p>name on the other ship. There are no guards about </text:p>
            <text:p>and the main activity seems to be loading. </text:p>
          </table:table-cell>
        </table:table-row>
        <table:table-row table:style-name="ro10">
          <table:table-cell office:value-type="string" calcext:value-type="string">
            <text:p>meadow,crowd</text:p>
          </table:table-cell>
          <table:table-cell office:value-type="string" calcext:value-type="string">
            <text:p>You wake up and find yourself lying on a rocky </text:p>
            <text:p>shelf overlooking a large green field. Just then, the </text:p>
            <text:p>Bracelet glows (mark a captured Citadel Wall on the </text:p>
            <text:p>Adventure Sheet). There are many Elves milling </text:p>
            <text:p>around wearing brightly coloured clothing. There is </text:p>
            <text:p>a buzz of excitement and a lot of high-pitched </text:p>
            <text:p>chatter. There are stalls and games of skill and pipe- </text:p>
            <text:p>playing competitions taking place across the field. </text:p>
            <text:p>You try to get up but find yourself held down by a </text:p>
            <text:p>thin cord. It should be easy to break, but when you </text:p>
            <text:p>pull out your sword you find that you cannot cut it. </text:p>
          </table:table-cell>
        </table:table-row>
        <table:table-row table:style-name="ro16">
          <table:table-cell office:value-type="string" calcext:value-type="string">
            <text:p>ocean,crowd</text:p>
          </table:table-cell>
          <table:table-cell office:value-type="string" calcext:value-type="string">
            <text:p>You wake up when someone throws a bucket of </text:p>
            <text:p>water over you. You find yourself among a group of </text:p>
            <text:p>thirty sitting in the forward hold - Your eyes begin to </text:p>
            <text:p>focus and you see the glow of the Bracelet on your </text:p>
            <text:p>wrist (mark a captured Citadel Wall on the Adven- </text:p>
            <text:p>ture Sheet). A Sea Ore stomps past and orders you all </text:p>
            <text:p>to assemble by the mizzen-mast. The others trot off </text:p>
            <text:p>and you follow. You wait for the arrival of the </text:p>
            <text:p>Captain. He arrives and you recognize him: Cory- </text:p>
            <text:p>Ander, a criminal who escaped the gibbet in </text:p>
            <text:p>Zamarra a few years ago. He paces up and down </text:p>
            <text:p>striking out with a whip at anyone within reach. </text:p>
            <text:p>'You,' he points his whip at the group, 'have the </text:p>
            <text:p>honour of fighting in Ostragoth's Fleet of Conquest. </text:p>
            <text:p>You are pressed for life or 25 years (whichever is the </text:p>
            <text:p>shortest). Now, form two lines.'</text:p>
          </table:table-cell>
        </table:table-row>
        <table:table-row table:style-name="ro4">
          <table:table-cell office:value-type="string" calcext:value-type="string">
            <text:p>meadow,crowd</text:p>
          </table:table-cell>
          <table:table-cell office:value-type="string" calcext:value-type="string">
            <text:p>You are marched off to a long field surrounded by a </text:p>
            <text:p>high wooden fence. The Goblin in charge marches </text:p>
            <text:p>up and down in front of you, shouting, 'You are the </text:p>
            <text:p>dregs, you need stiffening up. I've noticed you </text:p>
            <text:p>wavering in several recent attacks. This group will </text:p>
            <text:p>be made an example of. Now line up.' You are made </text:p>
            <text:p>to line up.</text:p>
          </table:table-cell>
        </table:table-row>
        <table:table-row table:style-name="ro9">
          <table:table-cell office:value-type="string" calcext:value-type="string">
            <text:p>crypt</text:p>
          </table:table-cell>
          <table:table-cell office:value-type="string" calcext:value-type="string">
            <text:p>You light another torch as a group of bats flutter </text:p>
            <text:p>around the top of the tunnel. Looking up you see </text:p>
            <text:p>Blue Gems embedded in the roof of the tunnel. You </text:p>
            <text:p>stretch up and hack, at them with your sword. </text:p>
            <text:p>Throw a die for the number you chop out, but </text:p>
            <text:p>deduct 1 point from your stamina for each one. If </text:p>
            <text:p>you continue, the tunnel leads down to a large </text:p>
            <text:p>cavern. </text:p>
          </table:table-cell>
        </table:table-row>
        <table:table-row table:style-name="ro4">
          <table:table-cell office:value-type="string" calcext:value-type="string">
            <text:p>tavern</text:p>
          </table:table-cell>
          <table:table-cell office:value-type="string" calcext:value-type="string">
            <text:p/>
            <text:p>Everybody in the inn keeps very still and seems </text:p>
            <text:p>to be waiting for something to happen. The Fire </text:p>
            <text:p>Demon suddenly disappears. Then the deep boom- </text:p>
            <text:p>ing voice gets louder and heavy steps sound until a </text:p>
            <text:p>small boy appears, wearing cut-down magician's </text:p>
            <text:p>robes and a hat that's far too big for him.</text:p>
          </table:table-cell>
        </table:table-row>
        <table:table-row table:style-name="ro9">
          <table:table-cell/>
          <table:table-cell office:value-type="string" calcext:value-type="string">
            <text:p>You point out the mistake to the one who's losing </text:p>
            <text:p>out. He looks very cross, pulls out a sword and the </text:p>
            <text:p>two begin to fight. Then the unbelievable happens: </text:p>
            <text:p>they manage to stab and wound each other fatally. </text:p>
            <text:p>You can only just hobble away to a nearby bush </text:p>
            <text:p>before a large war-chariot arrives and a black- </text:p>
            <text:p>cloaked figure walks about sniffing at your trail. The </text:p>
            <text:p>figure sees the dead Ores, spits and curses them. </text:p>
          </table:table-cell>
        </table:table-row>
        <table:table-row table:style-name="ro16">
          <table:table-cell office:value-type="string" calcext:value-type="string">
            <text:p>mountain</text:p>
          </table:table-cell>
          <table:table-cell office:value-type="string" calcext:value-type="string">
            <text:p>You trudge through the mountain valley breathing </text:p>
            <text:p>in the pungent smoke from the volcano. Just before </text:p>
            <text:p>you climb up a small rise you unexpectedly come </text:p>
            <text:p>across the richly dressed figure of Snuffserk, King </text:p>
            <text:p>Elidor's Chancellor. He has a very worried look on </text:p>
            <text:p>his face as he approaches 'Thank Heavens you've </text:p>
            <text:p>come. They've captured the Wizard Astragal and </text:p>
            <text:p>myself. They will kill him if you don't hand over the </text:p>
            <text:p>Torch. They've sent me to negotiate.' He leads you </text:p>
            <text:p>to a small cave. Astragal is chained up and a black- </text:p>
            <text:p>cloaked Mage Warrior is about to plunge a Death- </text:p>
            <text:p>Spell Dagger into him. 'Don't do it. Never mind our </text:p>
            <text:p>lives. Go! Get away!' screams the Wizard. Snuffserk </text:p>
            <text:p>stands there waiting for you to hand over the </text:p>
            <text:p>T6rch. You touch him on the shoulder, fearing an </text:p>
            <text:p>illusion, but one touch confirms that it is really he. </text:p>
          </table:table-cell>
        </table:table-row>
        <table:table-row table:style-name="ro17">
          <table:table-cell office:value-type="string" calcext:value-type="string">
            <text:p>crowd</text:p>
          </table:table-cell>
          <table:table-cell office:value-type="string" calcext:value-type="string">
            <text:p>After several hours of sitting around, watching the </text:p>
            <text:p>well-disciplined regiments march past, you realize </text:p>
            <text:p>why they're called the Irregulars. There is no order </text:p>
            <text:p>at all. Disputes flare up, fights break out, people </text:p>
            <text:p>stab each other. Suddenly, however, with no word </text:p>
            <text:p>of command being issued, everybody gets up, picks </text:p>
            <text:p>up their own particular weapons and moves as a </text:p>
            <text:p>mass towards the siege lines. You walk with the </text:p>
            <text:p>rabble and see a company of mounted Ores waiting </text:p>
            <text:p>to engage a force of Zamarran Knights who have </text:p>
            <text:p>just charged out of the Citadel. The tactics are very </text:p>
            <text:p>simple. The Irregulars charge at the Knights, slow </text:p>
            <text:p>them down and any that get through are dealt with </text:p>
            <text:p>by the Ores. </text:p>
            <text:p/>
          </table:table-cell>
        </table:table-row>
        <table:table-row table:style-name="ro13">
          <table:table-cell office:value-type="string" calcext:value-type="string">
            <text:p>forest</text:p>
          </table:table-cell>
          <table:table-cell office:value-type="string" calcext:value-type="string">
            <text:p>You walk along the forest path for innny hours </text:p>
            <text:p>There- wms to hv no end to it. so you stop to rest fa r </text:p>
            <text:p>a moment (add 1 points to your stam i n a).</text:p>
          </table:table-cell>
        </table:table-row>
        <table:table-row table:style-name="ro3">
          <table:table-cell office:value-type="string" calcext:value-type="string">
            <text:p>forest</text:p>
          </table:table-cell>
          <table:table-cell office:value-type="string" calcext:value-type="string">
            <text:p>As soon as you enter the woods you feel an eerie </text:p>
            <text:p>foreboding. The trees are twisted and gnarled, </text:p>
            <text:p>warped and hideous. You feel that someone is </text:p>
            <text:p>watching you and glimpse furtive movements out </text:p>
            <text:p>Of the comer of your eye. What strikes you as odd is </text:p>
            <text:p>the lack of any bird life or noise of any kind. What </text:p>
            <text:p>strikes you as even stranger is the way the path you </text:p>
            <text:p>were following is now completely blocked both in </text:p>
            <text:p>front and behind. Everything gets darker and the </text:p>
            <text:p>trees appear to grow visibly in front of you. You </text:p>
            <text:p>decide to get out, so you strike at the branches with </text:p>
            <text:p>your sword but to no effect. </text:p>
          </table:table-cell>
        </table:table-row>
        <table:table-row table:style-name="ro10">
          <table:table-cell office:value-type="string" calcext:value-type="string">
            <text:p>ocean</text:p>
          </table:table-cell>
          <table:table-cell office:value-type="string" calcext:value-type="string">
            <text:p>You get into a brightly coloured rowboat and the </text:p>
            <text:p>Dwarfs begin to pull at the oars. They are very </text:p>
            <text:p>pleased at getting a customer. The boat is old and </text:p>
            <text:p>leaks. Now and then, one of the Dwarfs bails out the </text:p>
            <text:p>water with a green cup. You are grateful for the rest. </text:p>
            <text:p>You ask them of any dangers ahead to the north. </text:p>
            <text:p>Skiff tells you of troops of Ores, soldiers and </text:p>
            <text:p>Goblins on raids of plunder but nothing else. Sud- </text:p>
            <text:p>denly, Sprig shouts 'Gianf and both of them disap- </text:p>
            <text:p>pear over the side of the boat. You turn around just </text:p>
            <text:p>as a giant hammer crashes into the boat.</text:p>
          </table:table-cell>
        </table:table-row>
        <table:table-row table:style-name="ro14">
          <table:table-cell office:value-type="string" calcext:value-type="string">
            <text:p>stream,campfire</text:p>
          </table:table-cell>
          <table:table-cell office:value-type="string" calcext:value-type="string">
            <text:p>The shallow river-path seems endless but eventu- </text:p>
            <text:p>ally the trees are not so tall and begin to be more </text:p>
            <text:p>spaced out, and the sunlight begins to filter through </text:p>
            <text:p>to the ground . You hear the sound of rushing water </text:p>
            <text:p>and stop at a deeper river that meets your tributary. </text:p>
            <text:p>Across the river is a sturdy wooden bridge and just </text:p>
            <text:p>Discernible on the other side is a camp-fire with </text:p>
            <text:p>three figures sitting around it cooking something </text:p>
            <text:p>that smells very good.</text:p>
          </table:table-cell>
        </table:table-row>
        <table:table-row table:style-name="ro10">
          <table:table-cell office:value-type="string" calcext:value-type="string">
            <text:p>mountain</text:p>
          </table:table-cell>
          <table:table-cell office:value-type="string" calcext:value-type="string">
            <text:p>You continue to climb until you reach the top of a </text:p>
            <text:p>rocky crag. You see some high chalk cliffs ahead </text:p>
            <text:p>that are far too steep to climb when, suddenly, </text:p>
            <text:p>something leaps over the top and swoops down at </text:p>
            <text:p>you. A metal claw gleams in the sunlight. You pull </text:p>
            <text:p>out your sword but recognize an Elf. He sees the </text:p>
            <text:p>sword and veers to one side. He has a wing-like </text:p>
            <text:p>structure attached and stretched between his hands </text:p>
            <text:p>and feet that gives him great aerial prowess. You </text:p>
            <text:p>attack but miss just as others appear over the top of </text:p>
            <text:p>the cliff. You begin to run. </text:p>
          </table:table-cell>
        </table:table-row>
        <table:table-row table:style-name="ro5">
          <table:table-cell office:value-type="string" calcext:value-type="string">
            <text:p>crowd</text:p>
          </table:table-cell>
          <table:table-cell office:value-type="string" calcext:value-type="string">
            <text:p>You know that you must try to stay with a crowd. </text:p>
            <text:p>You look purposeful and head towards the group </text:p>
            <text:p>when, suddenly, a Goblin sergeant grabs you by the </text:p>
            <text:p>shoulder. </text:p>
            <text:p/>
            <text:p>'Where do you think you're going, scum!' You point </text:p>
            <text:p>to the field of soldiers. 'Those are elite troops, </text:p>
            <text:p>while you are scum and obviously new to this </text:p>
            <text:p>army. (Curse these conscripts.) you will come with </text:p>
            <text:p>me. It's the Irregulars for you. Left . . . Left.'</text:p>
          </table:table-cell>
        </table:table-row>
        <table:table-row table:style-name="ro6">
          <table:table-cell office:value-type="string" calcext:value-type="string">
            <text:p>ocean</text:p>
          </table:table-cell>
          <table:table-cell office:value-type="string" calcext:value-type="string">
            <text:p>The small craft is difficult to control in the strong </text:p>
            <text:p>surf but you persevere (deduct 2 points from your </text:p>
            <text:p>stamina). Eventually, you land safely on the </text:p>
            <text:p>north-west side of the island .</text:p>
          </table:table-cell>
        </table:table-row>
        <table:table-row table:style-name="ro6">
          <table:table-cell office:value-type="string" calcext:value-type="string">
            <text:p>swamp</text:p>
          </table:table-cell>
          <table:table-cell office:value-type="string" calcext:value-type="string">
            <text:p>You get to the clearing. It opens out into a reedy </text:p>
            <text:p>plain, featureless but for the spiky reeds. You are </text:p>
            <text:p>bitten mercilessly by particularly nasty marsh-flies </text:p>
            <text:p>(deduct 1 point from your stamina). </text:p>
          </table:table-cell>
        </table:table-row>
        <table:table-row table:style-name="ro2">
          <table:table-cell office:value-type="string" calcext:value-type="string">
            <text:p>horses</text:p>
          </table:table-cell>
          <table:table-cell office:value-type="string" calcext:value-type="string">
            <text:p>They stop when they realize that they've got a fight </text:p>
            <text:p>on their hands. One of them places something in his </text:p>
            <text:p>mouth and you hear a high-pitched whistle. Your </text:p>
            <text:p>horse begins to rear violently and throws you to the </text:p>
            <text:p>Ground.</text:p>
          </table:table-cell>
        </table:table-row>
        <table:table-row table:style-name="ro10">
          <table:table-cell office:value-type="string" calcext:value-type="string">
            <text:p>horse</text:p>
          </table:table-cell>
          <table:table-cell office:value-type="string" calcext:value-type="string">
            <text:p>You mount the horse, grab the reins and slip your </text:p>
            <text:p>feetinto the stirrups. The horse begins to walk back </text:p>
            <text:p>in the direction it had come from. Suddenly, the </text:p>
            <text:p>reins ensnare your hands and your feet stick in the </text:p>
            <text:p>stirrups. You are powerless to do anything as </text:p>
            <text:p>the horse gallops off and eventually stops in </text:p>
            <text:p>the middle of a group of black-cloaked mounted </text:p>
            <text:p>figures who then begin to squawk with delight. </text:p>
            <text:p>Your quest is over. You have been caught by </text:p>
            <text:p>Jaxartes' own Mage Warriors. You are powerless </text:p>
            <text:p>to escape. </text:p>
          </table:table-cell>
        </table:table-row>
        <table:table-row table:style-name="ro9">
          <table:table-cell office:value-type="string" calcext:value-type="string">
            <text:p>forest</text:p>
          </table:table-cell>
          <table:table-cell office:value-type="string" calcext:value-type="string">
            <text:p>You can hear vague sounds of pursuit but you are </text:p>
            <text:p>grateful for the forest that keeps you hidden. Sud- </text:p>
            <text:p>denly, an arrow crashes through the leaves and </text:p>
            <text:p>implants itself in a tree-trunk. You look at it as a </text:p>
            <text:p>smoky mist is released and then hear a scream, 'I </text:p>
            <text:p>have detected the One you seek. Fire in that direc- </text:p>
            <text:p>tion!' You are immediately showered by a mass of </text:p>
            <text:p>arrows. </text:p>
          </table:table-cell>
        </table:table-row>
        <table:table-row table:style-name="ro7">
          <table:table-cell office:value-type="string" calcext:value-type="string">
            <text:p>forest</text:p>
          </table:table-cell>
          <table:table-cell office:value-type="string" calcext:value-type="string">
            <text:p>The forest path becomes quite dark The tall trees </text:p>
            <text:p>tower over you, large dark birds flap overhead and </text:p>
            <text:p>small furry creatures scuttle about the lower </text:p>
            <text:p>branches. Occasionally, you see twin shafts of flame </text:p>
            <text:p>that burn for a moment then go out. Just then, the </text:p>
            <text:p>path skirts around a smooth mound.</text:p>
          </table:table-cell>
        </table:table-row>
        <table:table-row table:style-name="ro14">
          <table:table-cell office:value-type="string" calcext:value-type="string">
            <text:p>tavern</text:p>
          </table:table-cell>
          <table:table-cell office:value-type="string" calcext:value-type="string">
            <text:p>You enter a bustling inn, full of men, women, </text:p>
            <text:p>Dwarfs, Elves and Goblins. There is so much noise </text:p>
            <text:p>you have to shout your order to the man at the bar </text:p>
            <text:p>and you pay with a few iron coins. You relax in a </text:p>
            <text:p>friendly atmosphere for several hours (add 4 points </text:p>
            <text:p>to your stamina). You are reawakened to the </text:p>
            <text:p>urgency of your quest by the glow of your Bracelet </text:p>
            <text:p>(mark another breached Citadel Wall on the Adven- </text:p>
            <text:p>ture Sheet). </text:p>
          </table:table-cell>
        </table:table-row>
        <table:table-row table:style-name="ro4">
          <table:table-cell office:value-type="string" calcext:value-type="string">
            <text:p>meadow</text:p>
          </table:table-cell>
          <table:table-cell office:value-type="string" calcext:value-type="string">
            <text:p>You do as you are directed and drop into a field. You </text:p>
            <text:p>look back at the road leading to the main village </text:p>
            <text:p>gate. Six black-cloaked riders are patrolling up and </text:p>
            <text:p>down. You keep in low profile, cross streams back </text:p>
            <text:p>and forth, double-double-back, jump a few trees: in </text:p>
            <text:p>fact you do all the things that Captain Laski taught </text:p>
            <text:p>you in 'losing the scent' exercises. </text:p>
          </table:table-cell>
        </table:table-row>
        <table:table-row table:style-name="ro10">
          <table:table-cell office:value-type="string" calcext:value-type="string">
            <text:p>ocean</text:p>
          </table:table-cell>
          <table:table-cell office:value-type="string" calcext:value-type="string">
            <text:p>You get into the boat and the Goblin begins to </text:p>
            <text:p>whip the prisoners, getting them to row faster. </text:p>
            <text:p>Half-way across to Karakum Island, the waves get </text:p>
            <text:p>very big and begin to wash over the boat. You look </text:p>
            <text:p>across at the other boat and see that it is sinking </text:p>
            <text:p>The chained-up prisoners are all screaming. The </text:p>
            <text:p>Goblins and the other guards abandon the boat </text:p>
            <text:p>and swim over to your vessel. Your boat makes it </text:p>
            <text:p>safely across and you land in a small harbour. The </text:p>
            <text:p>prisoners are marched off and you are told to join </text:p>
            <text:p>one of two lines of soldiers.</text:p>
          </table:table-cell>
        </table:table-row>
        <table:table-row table:style-name="ro6">
          <table:table-cell office:value-type="string" calcext:value-type="string">
            <text:p>swamp</text:p>
          </table:table-cell>
          <table:table-cell office:value-type="string" calcext:value-type="string">
            <text:p>You run, but your feet stick in the marsh. The </text:p>
            <text:p>Goblins catch you when you have sunk in up lo </text:p>
            <text:p>your knees. You cannot manoeuvre to fight prop- </text:p>
            <text:p>erly. Reduce your skill by 2 for this combat only. </text:p>
          </table:table-cell>
        </table:table-row>
        <table:table-row table:style-name="ro5">
          <table:table-cell office:value-type="string" calcext:value-type="string">
            <text:p>town</text:p>
          </table:table-cell>
          <table:table-cell office:value-type="string" calcext:value-type="string">
            <text:p>You get to the grain and rice store in the central </text:p>
            <text:p>square of the village. Two drunken Ores have </text:p>
            <text:p>smashed down the main door and are helping </text:p>
            <text:p>themselves, loading sacks into a cart They keep </text:p>
            <text:p>shouting that the goods have been requisitioned </text:p>
            <text:p>and that compensation will be paid. They laugh </text:p>
            <text:p>among themselves that there are no fighting men </text:p>
            <text:p>left in the village to stop them. One of the locals, an </text:p>
            <text:p>elderly man sees you and pleads for your help. He </text:p>
            <text:p>offers 20 Gold Coins.</text:p>
          </table:table-cell>
        </table:table-row>
        <table:table-row table:style-name="ro2">
          <table:table-cell office:value-type="string" calcext:value-type="string">
            <text:p>horse</text:p>
          </table:table-cell>
          <table:table-cell office:value-type="string" calcext:value-type="string">
            <text:p>You ride in silence, far out beyond the siege lines to </text:p>
            <text:p>the north. You know that you must get rid of the </text:p>
            <text:p>patrol so you send five of them on a sortie east. The </text:p>
            <text:p>one remaining rider will not leave you when asked </text:p>
            <text:p>to. She, it appears, is your bodyguard.</text:p>
          </table:table-cell>
        </table:table-row>
        <table:table-row table:style-name="ro7">
          <table:table-cell office:value-type="string" calcext:value-type="string">
            <text:p>swamp</text:p>
          </table:table-cell>
          <table:table-cell office:value-type="string" calcext:value-type="string">
            <text:p>You make your way along the steps when sud- </text:p>
            <text:p>denly, a Marsh Fiend, a creature covered in thick </text:p>
            <text:p>mud with a row of curved horns down its back and </text:p>
            <text:p>sharp thin claws on its fingers, leaps straight out of </text:p>
            <text:p>the swamp and stands in front of you, reaching out </text:p>
            <text:p>for your throat. </text:p>
          </table:table-cell>
        </table:table-row>
        <table:table-row table:style-name="ro10">
          <table:table-cell office:value-type="string" calcext:value-type="string">
            <text:p>mountain</text:p>
          </table:table-cell>
          <table:table-cell office:value-type="string" calcext:value-type="string">
            <text:p>The woman leaps up the cliff-track. She says </text:p>
            <text:p>nothing but when she reaches a certain point, she </text:p>
            <text:p>stops, sits cross-legged and shuts her eyes. You </text:p>
            <text:p>stand next to her, not knowing what to do. Eventu- </text:p>
            <text:p>ally she opens her eyes, points to you and indicates </text:p>
            <text:p>a path that goes back up and along the clifftop. She </text:p>
            <text:p>then smoothes out a patch in the dusty ground and </text:p>
            <text:p>draws a tent with an insignia of Vulture's Wings. </text:p>
            <text:p>You try to talk to her but she goes back into a trance. </text:p>
            <text:p>You leave her there and take the route she advised, </text:p>
            <text:p>trudging along the cliff. </text:p>
          </table:table-cell>
        </table:table-row>
        <table:table-row table:style-name="ro13">
          <table:table-cell office:value-type="string" calcext:value-type="string">
            <text:p>swamp,meadow</text:p>
          </table:table-cell>
          <table:table-cell office:value-type="string" calcext:value-type="string">
            <text:p>You trudge along the reedy plain. You walk for </text:p>
            <text:p>many hours on a rough northerly heading with only </text:p>
            <text:p>the rather vicious marsh-flies to relieve the boredom </text:p>
          </table:table-cell>
        </table:table-row>
        <table:table-row table:style-name="ro6">
          <table:table-cell/>
          <table:table-cell office:value-type="string" calcext:value-type="string">
            <text:p>The temperature continues to rise steadily, far </text:p>
            <text:p>beyond the limits of human tolerance. Lying on the </text:p>
            <text:p>near-molten floor of the tunnel, you fail to regain </text:p>
            <text:p>consciousness. Your adventure ends here. </text:p>
          </table:table-cell>
        </table:table-row>
        <table:table-row table:style-name="ro1">
          <table:table-cell office:value-type="string" calcext:value-type="string">
            <text:p>night,forest</text:p>
          </table:table-cell>
          <table:table-cell office:value-type="string" calcext:value-type="string">
            <text:p>Space! You have escaped from the dungeon and </text:p>
            <text:p>have emerged into cool night air. Slowly you survey </text:p>
            <text:p>the landscape, your mind filled with wonder at the </text:p>
            <text:p>space all around. You appear to be standing in an </text:p>
            <text:p>open field in which stones have been fixed in reg- </text:p>
            <text:p>ular rows. Some lie down flat on the ground and </text:p>
            <text:p>some are standing up. To your left, near the edge of </text:p>
            <text:p>this field, is a large building with a tall, pointed roof. </text:p>
            <text:p>On the other side, to the right, is a wood, and a path </text:p>
            <text:p>Leads straight into the wood from where you are </text:p>
            <text:p>now. Overhead, a huge white orb hangs in the sky </text:p>
            <text:p>giving some light, but this light dwindles when </text:p>
            <text:p>great smoky masses drift across in front of it. You </text:p>
            <text:p>are overawed by your new environment.</text:p>
          </table:table-cell>
        </table:table-row>
        <table:table-row table:style-name="ro3">
          <table:table-cell office:value-type="string" calcext:value-type="string">
            <text:p>town,crowd</text:p>
          </table:table-cell>
          <table:table-cell office:value-type="string" calcext:value-type="string">
            <text:p>The villagers watch wide-eyed as their champion </text:p>
            <text:p>drops to the ground. Then anger takes over. 'Rog is </text:p>
            <text:p>dead!' cries a voice. 'Let's get that thing that done it!' </text:p>
            <text:p>One of them nips back into the hut and produces a </text:p>
            <text:p>pitchfork. 'Quick!' comes a gruff voice from behind </text:p>
            <text:p>you. 'We must leave quickly. Come with me/ The </text:p>
            <text:p>Half-Ore is beckoning you to follow him out of the </text:p>
            <text:p>village. You look again at the villagers and decide </text:p>
            <text:p>that his suggestion is a sensible one. The two of you </text:p>
            <text:p>continue, pursued by the villagers, until you reach </text:p>
            <text:p>The edge of Coven, where they stop and watch you </text:p>
            <text:p>leave, jeering and shaking their fists. </text:p>
          </table:table-cell>
        </table:table-row>
        <table:table-row table:style-name="ro4">
          <table:table-cell/>
          <table:table-cell office:value-type="string" calcext:value-type="string">
            <text:p>Following the Jabberwing's advice, you set off </text:p>
            <text:p>northwards. You pause on top of a hillock and </text:p>
            <text:p>survey the area. In the distance to your right you can </text:p>
            <text:p>see a great forest and straight ahead a river cuts </text:p>
            <text:p>through the landscape like a gaping wound. You </text:p>
            <text:p>head on and, a short distance after you have left the </text:p>
            <text:p>hillock, another trail joins yours from the right. </text:p>
          </table:table-cell>
        </table:table-row>
        <table:table-row table:style-name="ro13">
          <table:table-cell office:value-type="string" calcext:value-type="string">
            <text:p>stream</text:p>
          </table:table-cell>
          <table:table-cell office:value-type="string" calcext:value-type="string">
            <text:p>You follow the river up the valley until you reach a </text:p>
            <text:p>point where it comes out of a cave in the side of the </text:p>
            <text:p>hill. There is no path into the cave, just the river.</text:p>
          </table:table-cell>
        </table:table-row>
        <table:table-row table:style-name="ro18">
          <table:table-cell office:value-type="string" calcext:value-type="string">
            <text:p>stream</text:p>
          </table:table-cell>
          <table:table-cell office:value-type="string" calcext:value-type="string">
            <text:p>You pick your way along the river-bank, following it </text:p>
            <text:p>downstream. The going is not easy. At one point </text:p>
            <text:p>you must climb carefully down a rocky cliff, where </text:p>
            <text:p>the river passes over a waterfall. Eventually you </text:p>
            <text:p>reach a calm pool where the waters slow and spread </text:p>
            <text:p>over a wide expanse. Steam rises lazily from the </text:p>
            <text:p>pungent water and you halt in your tracks as the </text:p>
            <text:p>smell - now stronger than ever - reaches you. </text:p>
            <text:p>Through the steamy mist you catch a glimpse of a </text:p>
            <text:p>creature further along the bank. It stands tall on four </text:p>
            <text:p>legs and is drinking contentedly from the foul </text:p>
            <text:p>waters. You creep closer, keeping hidden in the </text:p>
            <text:p>bushes. The creature stands on long, cloven feet. Its </text:p>
            <text:p>skin is covered in tough scales and its tail ends in a </text:p>
            <text:p>spiky ball. Its head is sleek and serpent-like, with a </text:p>
            <text:p>long, thin tongue that darts in and out as it drinks </text:p>
            <text:p>from the river. </text:p>
          </table:table-cell>
        </table:table-row>
        <table:table-row table:style-name="ro18">
          <table:table-cell office:value-type="string" calcext:value-type="string">
            <text:p>crowd</text:p>
          </table:table-cell>
          <table:table-cell office:value-type="string" calcext:value-type="string">
            <text:p>You turn angrily towards the peasants as a stone </text:p>
            <text:p>hits you on the shoulder. Lose 1 stamina point. </text:p>
            <text:p>The men and women are yelling at you, trying to get </text:p>
            <text:p>you off their land. But you are furious and rush </text:p>
            <text:p>towards them through the crops. They beat a re- </text:p>
            <text:p>treat, keeping their distance, and hurl more stones. </text:p>
            <text:p>Again you charge forward, again they retreat and </text:p>
            <text:p>again comes the hail of stones. This time another </text:p>
            <text:p>stone hits you in the chest. Lose another stamina </text:p>
            <text:p>point. After two more charges, you realize that your </text:p>
            <text:p>efforts are futile. They will always be able to move </text:p>
            <text:p>faster than you through the crops, as your greater </text:p>
            <text:p>bulk is slowing you down. You eventually turn from </text:p>
            <text:p>them and return to the path. They follow you, once </text:p>
            <text:p>more jeering and shouting, until you have left their </text:p>
            <text:p>field and are well out of range of their stones. </text:p>
            <text:p/>
          </table:table-cell>
        </table:table-row>
        <table:table-row table:style-name="ro14">
          <table:table-cell office:value-type="string" calcext:value-type="string">
            <text:p>stream</text:p>
          </table:table-cell>
          <table:table-cell office:value-type="string" calcext:value-type="string">
            <text:p>Your foot slides back over the edge of the bridge, </text:p>
            <text:p>and you tumble through the air towards the river </text:p>
            <text:p>below! You shudder with horror at the thought of </text:p>
            <text:p>landing in the filthy waters. But fate is kind to you. </text:p>
            <text:p>Before you reach the water, your head cracks hard </text:p>
            <text:p>against a protruding rock. You are senseless when </text:p>
            <text:p>you hit the river and you never know the un- </text:p>
            <text:p>pleasantness of your death in the filthy stream that </text:p>
            <text:p>is the Bilgewater. </text:p>
          </table:table-cell>
        </table:table-row>
        <table:table-row table:style-name="ro17">
          <table:table-cell office:value-type="string" calcext:value-type="string">
            <text:p>tavern</text:p>
          </table:table-cell>
          <table:table-cell office:value-type="string" calcext:value-type="string">
            <text:p>Inside the hut is a counter and from behind the </text:p>
            <text:p>counter someone passes you a bowl full of liquid. </text:p>
            <text:p>The bemused villagers watch as you cup the bowl, </text:p>
            <text:p>sniff the liquid, and finally pour it down your </text:p>
            <text:p>throat. The taste is rough and your stomach seems </text:p>
            <text:p>to be undecided whether or no t to heave the ale back </text:p>
            <text:p>up again. But instead it decides on a hiccup followed </text:p>
            <text:p>by a great throaty belch which delights the villagers. </text:p>
            <text:p>They laugh at your bewildered expression and the </text:p>
            <text:p>bowl is once more filled up for you to drink again. </text:p>
            <text:p/>
            <text:p>Several bowls later you are feeling decidedly light- </text:p>
            <text:p>headed. The villagers eventually leave the hut and </text:p>
            <text:p>you stagger back out on to the street to continue </text:p>
            <text:p>your journey.</text:p>
          </table:table-cell>
        </table:table-row>
        <table:table-row table:style-name="ro10">
          <table:table-cell office:value-type="string" calcext:value-type="string">
            <text:p>stream</text:p>
          </table:table-cell>
          <table:table-cell office:value-type="string" calcext:value-type="string">
            <text:p>The going becomes a little steeper and the river </text:p>
            <text:p>splashes faster over its rocky bed. Ahead you can </text:p>
            <text:p>see that it seems to disappear over a ledge and, </text:p>
            <text:p>when you get closer, you see that the river plunges </text:p>
            <text:p>over a tall waterfall and crashes into a natural pond </text:p>
            <text:p>far below, before continuing along a narrower </text:p>
            <text:p>stream through a gully carved in the rock. The </text:p>
            <text:p>effect is quite spectacular, but it presents a problem </text:p>
            <text:p>to you. How do you get down? Following the path </text:p>
            <text:p>along the river-bank is impossible. You will have to </text:p>
            <text:p>continue through the undergrowth. </text:p>
          </table:table-cell>
        </table:table-row>
        <table:table-row table:style-name="ro3">
          <table:table-cell/>
          <table:table-cell office:value-type="string" calcext:value-type="string">
            <text:p>He looks deep into your eyes for several moments. </text:p>
            <text:p>Eventually he grunts and stands aside to let you </text:p>
            <text:p>through into the guardroom. The place is dirty, and </text:p>
            <text:p>smells of rancid ale and stale food. Across the room </text:p>
            <text:p>is another door, This one is made of metal and has a </text:p>
            <text:p>small barred viewing-panel at eye-level. Through </text:p>
            <text:p>this panel you can see steps leading upwards. But </text:p>
            <text:p>while you gaze at the door, you are not watching </text:p>
            <text:p>what the guard is doing. Suddenly you feel a heavy </text:p>
            <text:p>blow on the back of your head. You slump to your </text:p>
            <text:p>knees, dazed by the impact, and turn to see the </text:p>
            <text:p>guard advancing towards you holding a heavy club. </text:p>
          </table:table-cell>
        </table:table-row>
        <table:table-row table:style-name="ro1">
          <table:table-cell office:value-type="string" calcext:value-type="string">
            <text:p>forest</text:p>
          </table:table-cell>
          <table:table-cell office:value-type="string" calcext:value-type="string">
            <text:p>You pick your way through the woods towards the </text:p>
            <text:p>shaded area. The thick vegetation makes it imposs- </text:p>
            <text:p>ible for you to travel in a straight line and you find </text:p>
            <text:p>yourself turning this way and that to pick out the </text:p>
            <text:p>easiest route. Eventually you reach the shadowy </text:p>
            <text:p>patch and discover to your disappointment that it is </text:p>
            <text:p>a tight thicket of tall Heavenstip trees, their leaves </text:p>
            <text:p>desperately thirsting for the sunlight from above. </text:p>
            <text:p>You turn back towards the path. But where is it? </text:p>
            <text:p>You have no way of knowing which way you have </text:p>
            <text:p>come from and your eyes scan the wood for familiar </text:p>
            <text:p>signs. There are none. Acting on a hunch, you </text:p>
            <text:p>finally set off towards the spot where - you hope - </text:p>
            <text:p>you left the path.</text:p>
          </table:table-cell>
        </table:table-row>
        <table:table-row table:style-name="ro19">
          <table:table-cell office:value-type="string" calcext:value-type="string">
            <text:p>stream,meadow</text:p>
          </table:table-cell>
          <table:table-cell office:value-type="string" calcext:value-type="string">
            <text:p>The riverside is a place of great natural beauty. At </text:p>
            <text:p>least, it seems to be natural, but there is always the </text:p>
            <text:p>possibility that someone has planted the colourful </text:p>
            <text:p>plants in their beds along the banks of the river. A </text:p>
            <text:p>tall green-stemmed reed is topped with coiled trum- </text:p>
            <text:p>pets of purple flowers which hang down facing the </text:p>
            <text:p>river. These flowers are so beautiful that they have a </text:p>
            <text:p>hypnotic effect on the fish of the river, which are </text:p>
            <text:p>attracted to the water beneath the reeds and can be </text:p>
            <text:p>seen swimming beneath them. Another blue- </text:p>
            <text:p>stemmed plant has no flowers but its glistening </text:p>
            <text:p>colour is quite remarkable and it has a strong herbal </text:p>
            <text:p>odour. Yet another plant has leaves which are per- </text:p>
            <text:p>fect circles, red in colour. As you watch, one of the </text:p>
            <text:p>leaves drops into the river. The leaf seems to have </text:p>
            <text:p>some purifying effect: as soon as it touches the </text:p>
            <text:p>water, all cloudiness is gone from the area around </text:p>
            <text:p>the leaf; the water becomes crystal-clear until dis- </text:p>
            <text:p>turbed by the flow of the current. Another plant, out </text:p>
            <text:p>of reach in the water, has delicate flowers of silver. </text:p>
            <text:p>As the wind blows, the flowers whistle and tinkle </text:p>
            <text:p>together with an eerie, calming sound which makes </text:p>
            <text:p>you feel quite relaxed. You may, if you wish, gather </text:p>
            <text:p>a few of one of these types of plant before you leave. </text:p>
          </table:table-cell>
        </table:table-row>
        <table:table-row table:style-name="ro4">
          <table:table-cell office:value-type="string" calcext:value-type="string">
            <text:p>town</text:p>
          </table:table-cell>
          <table:table-cell office:value-type="string" calcext:value-type="string">
            <text:p>On the way out of the village, you pass more huts </text:p>
            <text:p>and more of the villagers, who rush across the road </text:p>
            <text:p>to avoid you. Ahead of you is a figure slumped face </text:p>
            <text:p>down on the ground. When you get closer you can </text:p>
            <text:p>see that it is a dark-skinned Half-Ore, and that it is </text:p>
            <text:p>dead. </text:p>
            <text:p/>
          </table:table-cell>
        </table:table-row>
        <table:table-row table:style-name="ro4">
          <table:table-cell office:value-type="string" calcext:value-type="string">
            <text:p>forest</text:p>
          </table:table-cell>
          <table:table-cell office:value-type="string" calcext:value-type="string">
            <text:p>There are all kinds of birds and some rabbits to be </text:p>
            <text:p>found in the wood. To catch some food, you must </text:p>
            <text:p>Test your Luck successfully. If you are Lucky, you </text:p>
            <text:p>will catch a small animal for 2 stamina points of </text:p>
            <text:p>nourishment. If you are Unlucky, you will not. You </text:p>
            <text:p>may try as many times as you like, but you may not </text:p>
            <text:p>gain more than 4 stamina points in total.</text:p>
          </table:table-cell>
        </table:table-row>
        <table:table-row table:style-name="ro14">
          <table:table-cell office:value-type="string" calcext:value-type="string">
            <text:p>forest</text:p>
          </table:table-cell>
          <table:table-cell office:value-type="string" calcext:value-type="string">
            <text:p>The path continues through the undergrowth, but </text:p>
            <text:p>the going becomes more difficult. You soon find it </text:p>
            <text:p>difficult to tell which way the path leads, as the </text:p>
            <text:p>whole area is so overgrown. You peer through the </text:p>
            <text:p>woods ahead and there seems to be little of interest, </text:p>
            <text:p>although an area to your left seems to be unnat- </text:p>
            <text:p>urally dark. This could just be a cluster of broad- </text:p>
            <text:p>leaved trees blocking out the light, or it could be </text:p>
            <text:p>something else. </text:p>
          </table:table-cell>
        </table:table-row>
        <table:table-row table:style-name="ro20">
          <table:table-cell office:value-type="string" calcext:value-type="string">
            <text:p>stream</text:p>
          </table:table-cell>
          <table:table-cell office:value-type="string" calcext:value-type="string">
            <text:p>You stumble down the rocky bank and splash into </text:p>
            <text:p>the nver. The dirty water feels greasy En ihe louch </text:p>
            <text:p>and the stench is wrr? mima. Ynn force your way </text:p>
            <text:p>forward against the fast flowing current, deeper </text:p>
            <text:p>and deeper into rh* darkness of the cave. Your </text:p>
            <text:p>presence is noted by a host of fish and other animals </text:p>
            <text:p>living in the Bilgewater. Most are not capable of </text:p>
            <text:p>harming you. But there is one river creature who </text:p>
            <text:p>thrives in vile waters. Known as the Devil's Locks, it </text:p>
            <text:p>is a huge burrowing creature with long stinging </text:p>
            <text:p>tentacles. In rivers it will bury its body in crevices, </text:p>
            <text:p>allowing its deadly tentacles to waft in the current. </text:p>
            <text:p>The effect is rather like seeing a long-haired dis- </text:p>
            <text:p>embodied head lying on the bed of the river (hence </text:p>
            <text:p>the name). You, of course can see nothing. Nor do </text:p>
            <text:p>you know anything of the terrible creature. The last </text:p>
            <text:p>things you remember are soft fibres wrapping them- </text:p>
            <text:p>selves around your leg and a sharp pain as the first </text:p>
            <text:p>sting releases its quick-acting poison . . . </text:p>
          </table:table-cell>
        </table:table-row>
        <table:table-row table:style-name="ro5">
          <table:table-cell office:value-type="string" calcext:value-type="string">
            <text:p>forest</text:p>
          </table:table-cell>
          <table:table-cell office:value-type="string" calcext:value-type="string">
            <text:p>As you search through the woods on your seeming- </text:p>
            <text:p>ly hopeless task, the ship in the sky is becoming </text:p>
            <text:p>larger. It is coming your way! You begin to thrash </text:p>
            <text:p>about in frustration, but just then you see what you </text:p>
            <text:p>are looking for. Ahead of you - appearing much too </text:p>
            <text:p>obvious now you have spotted it - is a tall, slender </text:p>
            <text:p>tree, bent back on itself - a Galleykeep hunting trap! </text:p>
            <text:p>You pick yourself up and stare at the device. The </text:p>
            <text:p>tree, a Whipwood, has been shaved of its branches. </text:p>
            <text:p>Its tip is held taut by a rope which ends in a ring. </text:p>
          </table:table-cell>
        </table:table-row>
        <table:table-row table:style-name="ro17">
          <table:table-cell office:value-type="string" calcext:value-type="string">
            <text:p>town</text:p>
          </table:table-cell>
          <table:table-cell office:value-type="string" calcext:value-type="string">
            <text:p>You follow the path. After a long trek southwards, </text:p>
            <text:p>the trail sweeps round to the east. It begins to widen </text:p>
            <text:p>into a well-used road just as you reach the outskirts </text:p>
            <text:p>of a dusty village. On your left you pass a run-dowri' </text:p>
            <text:p>building which could prove a useful place of shelter </text:p>
            <text:p>for you. But a growing commotion ahead brings </text:p>
            <text:p>your attention back to the road. A number of vil- </text:p>
            <text:p>lagers are beginning to bar the road. As you step </text:p>
            <text:p>forward, one picks up a stone and hurls it at you. It : </text:p>
            <text:p>lands close by your foot. A second villager throws </text:p>
            <text:p>another stone, and this one bounces off your chesti </text:p>
            <text:p>Lose 1 stamina point for the painful blow. They </text:p>
            <text:p>cheer and grab more stones to throw at you. It </text:p>
            <text:p>seems you are not welcome here and you decide to </text:p>
            <text:p>turn back before you are hit again.</text:p>
          </table:table-cell>
        </table:table-row>
        <table:table-row table:style-name="ro3">
          <table:table-cell office:value-type="string" calcext:value-type="string">
            <text:p>night</text:p>
          </table:table-cell>
          <table:table-cell office:value-type="string" calcext:value-type="string">
            <text:p>As you settle down to sleep in the run-down old </text:p>
            <text:p>building, you reflect on the words of the witches </text:p>
            <text:p>You must find for them Sculliweed roots, from a&lt;\ </text:p>
            <text:p>plant you have never seen before. However, </text:p>
            <text:p>task does seem to arouse your interest and you are </text:p>
            <text:p>aware that something of yourself is developing </text:p>
            <text:p>Your mind goes back to the blind wizard in the room </text:p>
            <text:p>and how you would never have been able to under- </text:p>
            <text:p>take a task such as this if you now felt as you di# </text:p>
            <text:p>then. It is almost as if you are developing wisdom'. </text:p>
            <text:p>This notion occupies your thoughts and you drop </text:p>
            <text:p>into a disturbed sleep.</text:p>
          </table:table-cell>
        </table:table-row>
        <table:table-row table:style-name="ro4">
          <table:table-cell office:value-type="string" calcext:value-type="string">
            <text:p>swamp</text:p>
          </table:table-cell>
          <table:table-cell office:value-type="string" calcext:value-type="string">
            <text:p>A trail has been cut through the bulrushes. Your </text:p>
            <text:p>heavy feet splash along the marshy trail until you </text:p>
            <text:p>reach a clearing. The going seems a little more solid </text:p>
            <text:p>and you can see footprints - not human footprints, </text:p>
            <text:p>but the large webbed footprints of some unknown </text:p>
            <text:p>creature. From the clearing there are two ways on, </text:p>
            <text:p>one to the north and one to the north-east.</text:p>
          </table:table-cell>
        </table:table-row>
        <table:table-row table:style-name="ro5">
          <table:table-cell office:value-type="string" calcext:value-type="string">
            <text:p>forest</text:p>
          </table:table-cell>
          <table:table-cell office:value-type="string" calcext:value-type="string">
            <text:p>You follow the path through the woods until you </text:p>
            <text:p>reach a clearing. Here there is a small pond. The </text:p>
            <text:p>water is not stagnant, as a small stream leads from it </text:p>
            <text:p>deeper into the woods, and it is a favourite water- </text:p>
            <text:p>ing-hole for the woodland birds, although they flit </text:p>
            <text:p>igh up into the branches when you arrive. The </text:p>
            <text:p>water shines with a silver sheen and you can see </text:p>
            <text:p>quite clearly the reflections of the tree-tops and </text:p>
            <text:p>clouds. Will you rest here beside the pond and </text:p>
            <text:p>perhaps drink from it?</text:p>
          </table:table-cell>
        </table:table-row>
        <table:table-row table:style-name="ro4">
          <table:table-cell office:value-type="string" calcext:value-type="string">
            <text:p>meadow</text:p>
          </table:table-cell>
          <table:table-cell office:value-type="string" calcext:value-type="string">
            <text:p>You ignore the peasants and sit down in the field. </text:p>
            <text:p>They continue their yelling and the stones still land </text:p>
            <text:p>close by, but you are hungry 1 . You grab an ear of com </text:p>
            <text:p>and put the whole thing in your mouth. The </text:p>
            <text:p>peasants dare not come too close to you, but they </text:p>
            <text:p>will keep up their barrage of stones until you leave </text:p>
            <text:p>their field.</text:p>
          </table:table-cell>
        </table:table-row>
        <table:table-row table:style-name="ro18">
          <table:table-cell office:value-type="string" calcext:value-type="string">
            <text:p>swamp</text:p>
          </table:table-cell>
          <table:table-cell office:value-type="string" calcext:value-type="string">
            <text:p>You follow the trail as it winds through the reeds. </text:p>
            <text:p>More than once a slippery Swampsnake slithers </text:p>
            <text:p>across your path, but thankfully they have no in- </text:p>
            <text:p>terest in you. Several types of croaking noises can be </text:p>
            <text:p>heard, but the one that worries you the most is a </text:p>
            <text:p>loud, booming croak which sounds more like a </text:p>
            <text:p>throaty belch. This particular sound is regular, and </text:p>
            <text:p>I similar croaks seem to echo it from various parts of </text:p>
            <text:p>the marsh. Ahead of you, the trail is opening up as it </text:p>
            <text:p>[reaches a river-bank, where a wealth of colourful </text:p>
            <text:p>.plants line the river. But as you stand and watch the </text:p>
            <text:p>Iriver flowing past, you notice a pair of eyes in the </text:p>
            <text:p>treeds! Two large, bulbous eyes blink slowly as you </text:p>
            <text:p>stare at them. When the owner of the eyes realizes </text:p>
            <text:p>you have seen him, he turns and you can see a </text:p>
            <text:p>bulky, rough-skinned shape - rather like a huge </text:p>
            <text:p>stone - shuffle off noisily into the reeds. </text:p>
          </table:table-cell>
        </table:table-row>
        <table:table-row table:style-name="ro2">
          <table:table-cell office:value-type="string" calcext:value-type="string">
            <text:p>forest</text:p>
          </table:table-cell>
          <table:table-cell office:value-type="string" calcext:value-type="string">
            <text:p>The path takes you along towards the trees. You </text:p>
            <text:p>pass a sign on the edge of the forest, which reads </text:p>
            <text:p>'Knot Oak Wood'. Once in the wood, the going is </text:p>
            <text:p>more difficult as the light is obscured by the tall </text:p>
            <text:p>Trees.</text:p>
          </table:table-cell>
        </table:table-row>
        <table:table-row table:style-name="ro15">
          <table:table-cell office:value-type="string" calcext:value-type="string">
            <text:p>swamp</text:p>
          </table:table-cell>
          <table:table-cell office:value-type="string" calcext:value-type="string">
            <text:p>As you follow the trail, the vegetation changes. The flat grassland begins to be replaced by taller reeds. The going underfoot becomes muddier, until eventually you reach an area where bulrushes tower over your hea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1">00/00/0000</text:date>, <text:time style:data-style-name="N2" text:time-value="15:13:04.3718923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 Derczynski</meta:initial-creator>
    <meta:creation-date>2015-04-29T18:55:11.703144108</meta:creation-date>
    <dc:date>2015-05-01T16:06:39.989121094</dc:date>
    <dc:creator>Leon Derczynski</dc:creator>
    <meta:editing-duration>P1DT12H49M42S</meta:editing-duration>
    <meta:editing-cycles>16</meta:editing-cycles>
    <meta:generator>LibreOffice/4.3.3.2$Linux_X86_64 LibreOffice_project/430m0$Build-2</meta:generator>
    <meta:document-statistic meta:table-count="1" meta:cell-count="383" meta:object-count="0"/>
  </office:meta>
</office:document-meta>
</file>